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Analyse">
      <style:paragraph-properties fo:margin-left="0cm" fo:margin-right="0cm" fo:text-indent="0cm" style:auto-text-indent="false"/>
    </style:style>
    <style:style style:name="P3" style:family="paragraph" style:parent-style-name="Analyse">
      <style:paragraph-properties fo:margin-left="0cm" fo:margin-right="0cm" fo:text-indent="0cm" style:auto-text-indent="false"/>
      <style:text-properties fo:font-weight="bold" style:font-weight-asian="bold"/>
    </style:style>
    <style:style style:name="P4" style:family="paragraph" style:parent-style-name="Analyse">
      <style:paragraph-properties fo:margin-left="0cm" fo:margin-right="0cm" fo:text-indent="0cm" style:auto-text-indent="false"/>
      <style:text-properties fo:font-style="italic" style:font-style-asian="italic"/>
    </style:style>
    <style:style style:name="P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 New Roman" style:font-size-asian="12pt"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2" fo:font-size="12pt" fo:language="fr" fo:country="FR" fo:font-weight="normal" fo:background-color="transparent" style:font-name-asian="TimesNewRomanPS-BoldMT" style:font-size-asian="12pt" style:font-weight-asian="normal" style:font-name-complex="TimesNewRomanPS-BoldMT"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style:use-window-font-color="true" fo:language="fr" fo:country="FR" fo:font-weight="normal" style:font-name-asian="Times New Roman" style:font-weight-asian="normal" style:font-name-complex="Times New Roman" style:font-size-complex="10pt" fo:hyphenate="false" fo:hyphenation-remain-char-count="2" fo:hyphenation-push-char-count="2" loext:hyphenation-no-caps="false"/>
    </style:style>
    <style:style style:name="P10"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fo:background-color="transparent"/>
    </style:style>
    <style:style style:name="P12" style:family="paragraph" style:parent-style-name="Standard">
      <style:paragraph-properties fo:margin-left="0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4" style:family="paragraph" style:parent-style-name="_30_11_5f_Titre_5f_propre">
      <style:paragraph-properties fo:margin-left="0cm" fo:margin-right="0cm" fo:orphans="0" fo:widows="0" fo:hyphenation-ladder-count="no-limit" fo:text-indent="0cm" style:auto-text-indent="false" style:shadow="none" style:writing-mode="lr-tb">
        <style:tab-stops/>
      </style:paragraph-properties>
      <style:text-properties style:use-window-font-color="true"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5" style:family="paragraph" style:parent-style-name="Table_20_Contents">
      <style:paragraph-properties fo:margin-left="0cm" fo:margin-right="0cm" fo:text-align="start" style:justify-single-word="false" fo:text-indent="0cm" style:auto-text-indent="false"/>
      <style:text-properties style:font-name="Times New Roman" fo:font-size="16pt" fo:font-weight="bold" fo:background-color="transparent" style:font-size-asian="16pt" style:font-weight-asian="bold"/>
    </style:style>
    <style:style style:name="P16" style:family="paragraph" style:parent-style-name="_30__5f_UD18_5f_Classement">
      <style:paragraph-properties fo:margin-left="0cm" fo:margin-right="0cm" fo:text-indent="0cm" style:auto-text-indent="false"/>
      <style:text-properties fo:background-color="transparent"/>
    </style:style>
    <style:style style:name="P17" style:family="paragraph" style:parent-style-name="_30__5f_UD16_5f_Historique_5f_conservation">
      <style:paragraph-properties fo:margin-left="0cm" fo:margin-right="0cm" fo:text-indent="0cm" style:auto-text-indent="false"/>
      <style:text-properties fo:background-color="transparent"/>
    </style:style>
    <style:style style:name="P18" style:family="paragraph" style:parent-style-name="Libelle">
      <style:paragraph-properties fo:margin-left="0cm" fo:margin-right="0cm" fo:text-indent="0cm" style:auto-text-indent="false"/>
      <style:text-properties fo:background-color="transparen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fo:margin-left="1cm" fo:margin-right="0cm" fo:text-indent="0cm" style:auto-text-indent="false"/>
    </style:style>
    <style:style style:name="P23" style:family="paragraph" style:parent-style-name="Standard">
      <style:paragraph-properties fo:margin-left="1cm" fo:margin-right="0cm" fo:text-indent="0cm" style:auto-text-indent="false"/>
      <style:text-properties fo:font-weight="bold" style:font-weight-asian="bold"/>
    </style:style>
    <style:style style:name="P24" style:family="paragraph" style:parent-style-name="Standard">
      <style:paragraph-properties fo:margin-left="1cm" fo:margin-right="0cm" fo:text-indent="0cm" style:auto-text-indent="false"/>
      <style:text-properties fo:font-size="12pt" fo:font-weight="normal" style:font-size-asian="12pt" style:font-weight-asian="normal" style:font-size-complex="12pt" style:font-weight-complex="normal"/>
    </style:style>
    <style:style style:name="P25" style:family="paragraph" style:parent-style-name="Analyse">
      <style:text-properties fo:font-style="italic" style:font-style-asian="italic"/>
    </style:style>
    <style:style style:name="P26" style:family="paragraph" style:parent-style-name="Analyse">
      <style:text-properties fo:font-weight="normal" style:font-weight-asian="normal" style:font-weight-complex="normal"/>
    </style:style>
    <style:style style:name="P27" style:family="paragraph" style:parent-style-name="Analyse">
      <style:text-properties fo:font-style="normal" style:font-style-asian="normal" style:font-style-complex="normal"/>
    </style:style>
    <style:style style:name="P28" style:family="paragraph" style:parent-style-name="Analyse">
      <style:text-properties style:use-window-font-color="true" fo:font-weight="normal" style:font-weight-asian="normal" style:font-weight-complex="normal"/>
    </style:style>
    <style:style style:name="P29" style:family="paragraph" style:parent-style-name="Analyse">
      <style:paragraph-properties fo:margin-left="0cm" fo:margin-right="0cm" fo:text-indent="1cm" style:auto-text-indent="false"/>
      <style:text-properties fo:font-weight="bold" style:font-weight-asian="bold"/>
    </style:style>
    <style:style style:name="P30" style:family="paragraph" style:parent-style-name="Analyse">
      <style:paragraph-properties fo:margin-left="3.752cm" fo:margin-right="0cm" fo:text-indent="0cm" style:auto-text-indent="false"/>
    </style:style>
    <style:style style:name="P31" style:family="paragraph" style:parent-style-name="Dates_20_extrêmes">
      <style:paragraph-properties fo:margin-left="3.752cm" fo:margin-right="0cm" fo:text-indent="0cm" style:auto-text-indent="false"/>
    </style:style>
    <style:style style:name="P32" style:family="paragraph" style:parent-style-name="Dates_20_extrêmes">
      <style:paragraph-properties fo:text-align="start" style:justify-single-word="false"/>
      <style:text-properties fo:font-weight="bold" style:font-weight-asian="bold"/>
    </style:style>
    <style:style style:name="P33" style:family="paragraph" style:parent-style-name="Dates_20_extrêmes">
      <style:text-properties fo:color="#008000" fo:font-style="italic" style:font-style-asian="italic"/>
    </style:style>
    <style:style style:name="P34" style:family="paragraph" style:parent-style-name="Dates_20_extrêmes">
      <style:text-properties fo:font-weight="normal" style:font-weight-asian="normal" style:font-weight-complex="normal"/>
    </style:style>
    <style:style style:name="P35" style:family="paragraph" style:parent-style-name="_30_43_5f_Editeur_5f_date">
      <style:paragraph-properties fo:text-align="center" style:justify-single-word="false" fo:break-before="page"/>
      <style:text-properties fo:text-transform="uppercase" fo:font-size="12pt" fo:font-weight="normal" style:font-size-asian="12pt" style:font-weight-asian="normal" style:font-size-complex="12pt" style:font-weight-complex="normal"/>
    </style:style>
    <style:style style:name="P36" style:family="paragraph" style:parent-style-name="Cote">
      <style:paragraph-properties fo:text-align="start" style:justify-single-word="false"/>
      <style:text-properties fo:font-weight="bold" style:font-weight-asian="bold"/>
    </style:style>
    <style:style style:name="P37" style:family="paragraph" style:parent-style-name="Standard">
      <style:paragraph-properties fo:margin-left="2.011cm" fo:margin-right="0cm" fo:text-indent="0cm" style:auto-text-indent="false"/>
    </style:style>
    <style:style style:name="P38" style:family="paragraph" style:parent-style-name="Standard">
      <style:paragraph-properties fo:margin-left="2.011cm" fo:margin-right="0cm" fo:text-align="start"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margin-left="2.011cm" fo:margin-right="0cm" fo:text-indent="0cm" style:auto-text-indent="false"/>
      <style:text-properties fo:font-size="12pt" fo:font-weight="normal" style:font-size-asian="12pt" style:font-weight-asian="normal" style:font-size-complex="12pt" style:font-weight-complex="normal"/>
    </style:style>
    <style:style style:name="P40" style:family="paragraph" style:parent-style-name="Standard">
      <style:paragraph-properties fo:margin-left="2.011cm" fo:margin-right="0cm" fo:text-indent="0cm" style:auto-text-indent="false"/>
      <style:text-properties fo:font-size="12pt" style:font-size-asian="12pt" style:font-size-complex="12pt"/>
    </style:style>
    <style:style style:name="P41" style:family="paragraph" style:parent-style-name="_30_11_5f_Titre_5f_propre">
      <style:paragraph-properties fo:margin-left="0.953cm" fo:margin-right="0cm" fo:text-align="start" style:justify-single-word="false" fo:orphans="0" fo:widows="0" fo:hyphenation-ladder-count="no-limit" fo:text-indent="0cm" style:auto-text-indent="false" style:shadow="none" style:writing-mode="lr-tb">
        <style:tab-stops/>
      </style:paragraph-properties>
      <style:text-properties fo:font-variant="normal" fo:text-transform="none" style:use-window-font-color="true" style:font-name="Times New Roman" fo:font-size="12pt" fo:language="fr" fo:country="FR" fo:font-weight="normal" style:font-name-asian="Times New Roman"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loext:hyphenation-no-caps="false"/>
    </style:style>
    <style:style style:name="P42" style:family="paragraph" style:parent-style-name="_30__5f_UD18_5f_Classement">
      <style:text-properties fo:background-color="transparent"/>
    </style:style>
    <style:style style:name="P43" style:family="paragraph" style:parent-style-name="_30__5f_UD17_5f_Evaluation">
      <style:text-properties fo:background-color="transparent"/>
    </style:style>
    <style:style style:name="P44" style:family="paragraph" style:parent-style-name="_30__5f_UD14_5f_Modalites_5f_entree">
      <style:text-properties fo:background-color="transparent"/>
    </style:style>
    <style:style style:name="P45" style:family="paragraph" style:parent-style-name="_30__5f_UD11_5f_Conditions_5f_utilisation">
      <style:text-properties fo:background-color="transparent"/>
    </style:style>
    <style:style style:name="P46" style:family="paragraph" style:parent-style-name="_30__5f_UD10_5f_Conditions_5f_acces">
      <style:text-properties fo:background-color="transparent"/>
    </style:style>
    <style:style style:name="P47" style:family="paragraph" style:parent-style-name="_30__5f_UD09_5f_Localisation">
      <style:text-properties fo:background-color="transparent"/>
    </style:style>
    <style:style style:name="P48" style:family="paragraph" style:parent-style-name="_30__5f_UD08_5f_Organisme_5f_responsable">
      <style:text-properties fo:background-color="transparent"/>
    </style:style>
    <style:style style:name="P49" style:family="paragraph" style:parent-style-name="_30__5f_UD07_5f_Langue">
      <style:text-properties fo:background-color="transparent"/>
    </style:style>
    <style:style style:name="P50" style:family="paragraph" style:parent-style-name="_30__5f_UD06_5f_Desc_5f_physique">
      <style:text-properties fo:background-color="transparent"/>
    </style:style>
    <style:style style:name="P51" style:family="paragraph" style:parent-style-name="_30__5f_UD05A_5f_Origine_5f_collectivite">
      <style:text-properties fo:background-color="transparent"/>
    </style:style>
    <style:style style:name="P52" style:family="paragraph" style:parent-style-name="_30__5f_UD05A_5f_Origine_5f_collectivite">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P53" style:family="paragraph" style:parent-style-name="_30__5f_UD04_5f_Dates">
      <style:text-properties fo:background-color="transparent"/>
    </style:style>
    <style:style style:name="P54" style:family="paragraph" style:parent-style-name="_30__5f_UD03_5f_Intitule">
      <style:text-properties fo:background-color="transparent"/>
    </style:style>
    <style:style style:name="P55" style:family="paragraph" style:parent-style-name="_30__5f_UD03_5f_Intitule">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P56" style:family="paragraph" style:parent-style-name="_30__5f_UD02_5f_Niveau_5f_description">
      <style:text-properties fo:background-color="transparent"/>
    </style:style>
    <style:style style:name="P57" style:family="paragraph" style:parent-style-name="_30__5f_UD01B_5f_Identifiant">
      <style:text-properties fo:background-color="transparent"/>
    </style:style>
    <style:style style:name="P58" style:family="paragraph" style:parent-style-name="_30_43_5f_Editeur_5f_date">
      <style:paragraph-properties fo:text-align="center" style:justify-single-word="false"/>
      <style:text-properties fo:text-transform="uppercase" fo:font-size="12pt" fo:font-weight="normal" style:font-size-asian="12pt" style:font-weight-asian="normal" style:font-size-complex="12pt" style:font-weight-complex="normal"/>
    </style:style>
    <style:style style:name="P59" style:family="paragraph" style:parent-style-name="_30_3_5f_Mention_5f_de_5f_note">
      <style:text-properties fo:font-weight="normal" style:font-weight-asian="normal" style:font-weight-complex="normal"/>
    </style:style>
    <style:style style:name="P60" style:family="paragraph" style:parent-style-name="_30_13_5f_Auteur">
      <style:text-properties fo:font-weight="normal" style:font-weight-asian="normal" style:font-weight-complex="normal"/>
    </style:style>
    <style:style style:name="P61" style:family="paragraph" style:parent-style-name="_30_13_5f_Auteur">
      <style:paragraph-properties fo:text-align="center" style:justify-single-word="false"/>
      <style:text-properties fo:font-weight="normal" style:font-weight-asian="normal" style:font-weight-complex="normal"/>
    </style:style>
    <style:style style:name="P62" style:family="paragraph" style:parent-style-name="Libelle">
      <style:paragraph-properties fo:text-align="center" style:justify-single-word="false"/>
      <style:text-properties fo:font-weight="normal" style:font-weight-asian="normal" style:font-weight-complex="normal"/>
    </style:style>
    <style:style style:name="P63" style:family="paragraph" style:parent-style-name="Libelle">
      <style:text-properties fo:background-color="transparent"/>
    </style:style>
    <style:style style:name="P64" style:family="paragraph" style:parent-style-name="Libelle">
      <style:paragraph-properties fo:text-align="start" style:justify-single-word="false" fo:orphans="2" fo:widows="2" fo:hyphenation-ladder-count="no-limit" style:writing-mode="lr-tb"/>
      <style:text-properties fo:background-color="transparent" fo:hyphenate="false" fo:hyphenation-remain-char-count="2" fo:hyphenation-push-char-count="2" loext:hyphenation-no-caps="false"/>
    </style:style>
    <style:style style:name="P65" style:family="paragraph" style:parent-style-name="Libelle">
      <style:paragraph-properties fo:text-align="start" style:justify-single-word="false" fo:orphans="2" fo:widows="2" fo:hyphenation-ladder-count="no-limit" style:writing-mode="lr-tb"/>
      <style:text-properties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style:style>
    <style:style style:name="P66" style:family="paragraph" style:parent-style-name="Libelle">
      <style:paragraph-properties fo:text-align="start" style:justify-single-word="false" fo:orphans="2" fo:widows="2" fo:hyphenation-ladder-count="no-limit" style:writing-mode="lr-tb"/>
      <style:text-properties fo:color="#000000"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style:style>
    <style:style style:name="P67" style:family="paragraph" style:parent-style-name="_30_11_5f_Titre_5f_propre" style:master-page-name="First_20_Page">
      <style:paragraph-properties fo:margin-left="0cm" fo:margin-right="0cm" fo:orphans="0" fo:widows="0" fo:hyphenation-ladder-count="no-limit" fo:text-indent="0cm" style:auto-text-indent="false" style:page-number="auto" style:shadow="none" style:writing-mode="lr-tb">
        <style:tab-stops/>
      </style:paragraph-properties>
      <style:text-properties style:use-window-font-color="true"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68" style:family="paragraph" style:parent-style-name="Analyse">
      <style:text-properties officeooo:paragraph-rsid="00242fd7"/>
    </style:style>
    <style:style style:name="P69" style:family="paragraph" style:parent-style-name="Heading_20_1">
      <style:paragraph-properties fo:break-before="page"/>
    </style:style>
    <style:style style:name="P70" style:family="paragraph" style:parent-style-name="Heading_20_3" style:master-page-name="">
      <loext:graphic-properties draw:fill="none"/>
      <style:paragraph-properties fo:margin-left="1.3cm" fo:margin-right="0cm" fo:margin-top="0.423cm" fo:margin-bottom="0.212cm" loext:contextual-spacing="false" fo:text-align="justify" style:justify-single-word="false" fo:orphans="0" fo:widows="0" fo:text-indent="0cm" style:auto-text-indent="false" style:page-number="auto" fo:background-color="transparent" fo:keep-with-next="always" style:writing-mode="lr-tb"/>
    </style:style>
    <style:style style:name="P71" style:family="paragraph" style:parent-style-name="Heading_20_4" style:master-page-name="">
      <loext:graphic-properties draw:fill="none"/>
      <style:paragraph-properties fo:margin-left="1.499cm" fo:margin-right="0cm" fo:margin-top="0.212cm" fo:margin-bottom="0.212cm" loext:contextual-spacing="false" fo:text-align="justify" style:justify-single-word="false" fo:orphans="0" fo:widows="0" fo:text-indent="0.499cm" style:auto-text-indent="false" style:page-number="auto" fo:background-color="transparent" fo:keep-with-next="alway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8000" fo:font-weight="bold" style:font-weight-asian="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background-color="transparent" loext:char-shading-value="0" style:font-name-asian="Times New Roman" style:font-size-asian="12pt" style:language-asian="zh" style:country-asian="CN" style:font-name-complex="Times New Roman" style:font-size-complex="10pt" style:language-complex="hi" style:country-complex="IN"/>
    </style:style>
    <style:style style:name="T8" style:family="text">
      <style:text-properties style:use-window-font-color="true" style:font-name="Times New Roman" fo:font-size="12pt" fo:language="fr" fo:country="FR" fo:font-weight="normal" fo:background-color="transparent" loext:char-shading-value="0" style:font-name-asian="Times New Roman" style:font-size-asian="12pt" style:font-weight-asian="normal" style:font-name-complex="Times New Roman" style:font-size-complex="10pt" style:font-weight-complex="normal"/>
    </style:style>
    <style:style style:name="T9"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font-weight-complex="normal"/>
    </style:style>
    <style:style style:name="T10" style:family="text">
      <style:text-properties style:use-window-font-color="true" fo:language="fr" fo:country="FR" style:font-name-asian="Times New Roman" style:font-name-complex="Times New Roman" style:font-size-complex="10pt"/>
    </style:style>
    <style:style style:name="T11" style:family="text">
      <style:text-properties style:use-window-font-color="true" fo:language="fr" fo:country="FR" fo:font-weight="normal" style:font-name-asian="Times New Roman" style:font-weight-asian="normal" style:font-name-complex="Times New Roman" style:font-size-complex="10pt"/>
    </style:style>
    <style:style style:name="T12" style:family="text">
      <style:text-properties fo:font-size="16pt" style:font-size-asian="16pt"/>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language="fr" fo:country="FR" style:font-name-asian="Times New Roman" style:font-size-asian="12pt" style:language-asian="zxx" style:country-asian="none"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14"/>
      <text:p text:style-name="P14"/>
      <text:p text:style-name="P14"/>
      <text:p text:style-name="P14"/>
      <text:p text:style-name="P14"/>
      <text:p text:style-name="P14"/>
      <text:p text:style-name="P14"/>
      <text:p text:style-name="P14">CONSERVATION REGIONALE </text:p>
      <text:p text:style-name="P14">DES MONUMENTS HISTORIQUES D'ILE-DE-FRANCE : </text:p>
      <text:p text:style-name="P14">Programmation et conduite de travaux sur des édifices publics</text:p>
      <text:p text:style-name="_30_11_5f_Titre_5f_propre">(1956-1993)</text:p>
      <text:p text:style-name="P62"/>
      <text:p text:style-name="_30_12_5f_Sous_5f_titre">Répertoire numérique</text:p>
      <text:p text:style-name="P62"/>
      <text:p text:style-name="P62"/>
      <text:p text:style-name="_30_13_5f_Auteur"/>
      <text:p text:style-name="_30_13_5f_Auteur">Arnaud de Castelbajac</text:p>
      <text:p text:style-name="_30_13_5f_Auteur">Service interministériel des archives de France</text:p>
      <text:p text:style-name="_30_13_5f_Auteur"/>
      <text:p text:style-name="_30_13_5f_Auteur">Danièle Kriser</text:p>
      <text:p text:style-name="_30_13_5f_Auteur">Service national des travaux</text:p>
      <text:p text:style-name="P60"/>
      <text:p text:style-name="P61">Marie Castaing, Anne Briqueler, Audrey Poirier</text:p>
      <text:p text:style-name="P62"/>
      <text:p text:style-name="P59"/>
      <text:p text:style-name="P62"/>
      <text:p text:style-name="P62"/>
      <text:p text:style-name="P62"/>
      <text:p text:style-name="P62"/>
      <text:p text:style-name="_30_41_5f_Editeur">Archives nationales</text:p>
      <text:p text:style-name="P62"/>
      <text:p text:style-name="_30_42_5f_Editeur_5f_adresse">Paris</text:p>
      <text:p text:style-name="P62"/>
      <text:p text:style-name="P58">2011</text:p>
      <text:p text:style-name="P35"/>
      <text:p text:style-name="P63">Référence</text:p>
      <text:p text:style-name="P57">20110282/1-20110282/74</text:p>
      <text:p text:style-name="P57"/>
      <text:p text:style-name="P63">Niveau de description</text:p>
      <text:p text:style-name="P56">Groupe de cotes</text:p>
      <text:p text:style-name="P56"/>
      <text:p text:style-name="P64"><text:span text:style-name="T16">I</text:span><text:bookmark-start text:name="F17_Registres"/><text:span text:style-name="T16">ntitulé</text:span><text:bookmark-end text:name="F17_Registres"/></text:p>
      <text:p text:style-name="P55">Conservation régionale des monuments historiques d'Ile-de-France : programmation et conduite de travaux sur des édifices publics</text:p>
      <text:p text:style-name="P54"/>
      <text:p text:style-name="P65">Dates extrêmes</text:p>
      <text:p text:style-name="P53">1956-1993</text:p>
      <text:p text:style-name="P53"/>
      <text:p text:style-name="P66">Noms des principaux producteurs</text:p>
      <text:p text:style-name="P52">Conservation régionale des monuments historiques d'Ile-de-France, N1 = 5181</text:p>
      <text:p text:style-name="P51"/>
      <text:p text:style-name="P65">Importance matérielle</text:p>
      <text:p text:style-name="P50">74 cartons de type dimab, soit 25 mètres linéaires</text:p>
      <text:p text:style-name="P50"/>
      <text:p text:style-name="P65">Langue des documents</text:p>
      <text:p text:style-name="P49">Français</text:p>
      <text:p text:style-name="P49"/>
      <text:p text:style-name="P65">Institution responsable de l'accès intellectuel</text:p>
      <text:p text:style-name="P48">Archives nationales</text:p>
      <text:p text:style-name="P48"/>
      <text:p text:style-name="P65">Localisation physique</text:p>
      <text:p text:style-name="P47">Fontainebleau</text:p>
      <text:p text:style-name="P47"/>
      <text:p text:style-name="P65">Conditions d’accès</text:p>
      <text:p text:style-name="P46">Communicables selon les dispositions du code du patrimoine</text:p>
      <text:p text:style-name="P46"/>
      <text:p text:style-name="P65">Conditions d'utilisation</text:p>
      <text:p text:style-name="P45">La reproduction peut être autorisée lorsque l'état matériel des documents le permet, sous réserve des droits de propriété littéraire et artistique attachés à certains de ces documents.</text:p>
      <text:p text:style-name="P45"/>
      <text:p text:style-name="P65">Modalités d'entrée</text:p>
      <text:p text:style-name="P44">Versement effectué le 31 mai 2011.</text:p>
      <text:p text:style-name="P44"/>
      <text:p text:style-name="P65">Historique du producteur</text:p>
      <text:p text:style-name="P5">Les premières conservations régionales des bâtiments de France ont été créées à la Libération.</text:p>
      <text:p text:style-name="P8">Elles ont pris le nom de conservations régionales des monuments historiques en 1979.</text:p>
      <text:p text:style-name="P7">La Conservation régionale des monuments historiques d’Ile-de-France (CRMH) est chargée de recenser, protéger et restaurer les monuments historiques franciliens.</text:p>
      <text:p text:style-name="P7"/>
      <text:p text:style-name="P8">Pour les administrations qui exerçaient des attributions similaires avant la création du ministère de la Culture (1959), on peut consulter par exemple un Tableau succinct de <text:soft-page-break/>l’histoire administrative des Bâtiments civils (1792-1990) rédigé par Nadine Gastaldi, conservateur aux Archives nationales, en novembre 2010.</text:p>
      <text:p text:style-name="P6"/>
      <text:p text:style-name="P18">Historique de la conservation</text:p>
      <text:p text:style-name="P17">Avant leur versement, ces documents étaient conservés dans les caves de la Grande Ecurie du Roi, à Versailles. Le département des travaux de la CRMH Ile-de-France se trouvait en effet dans ce bâtiment jusqu'en 1990, date à laquelle le service a cédé <text:span text:style-name="T9">la conduite des travaux portant sur les principaux édifices classés d’Ile-de-France appartenant à l’Etat à </text:span>un nouveau service à compétence nationale du ministère de la Culture, le Service national des travaux (SNT).</text:p>
      <text:p text:style-name="P10"><text:span text:style-name="T10">En </text:span><text:span text:style-name="T7">application</text:span><text:span text:style-name="T10"> d’une décision du Conseil de modernisation des politiques publiques de juin 2008, le SNT et l'Etablissement public de maîtrise d'ouvrage des travaux culturels (EMOC), chargé de missions voisines, </text:span><text:span text:style-name="T11">ont fusionné en 2010 dans un établissement public à caractère administratif, l’Opérateur du patrimoine et des projets immobiliers de la Culture (OPPIC) (décret </text:span><text:span text:style-name="T8">n°2010-818 </text:span><text:span text:style-name="T11">du 14 juillet 2010).</text:span></text:p>
      <text:p text:style-name="P9">C'est la suppression du service qui a déclenché le versement des archives de la CRMH aux Archives nationales.</text:p>
      <text:p text:style-name="P11"/>
      <text:p text:style-name="P18">Évaluation, tris et éliminations</text:p>
      <text:p text:style-name="P43">Les éliminations ont principalement porté sur les doubles, les dossiers de consultation d'entreprises (DCE), la documentation reçue à <text:s/>titre d'information, les documents comptables relatifs au fonctionnement du service.</text:p>
      <text:p text:style-name="P43"/>
      <text:p text:style-name="P18">Mode de classement</text:p>
      <text:p text:style-name="P42">Les dossiers sont classés par ordre minéralogique de département, puis par ordre alphabétique de ville et de nom d'édifice, puis chronologiquement.</text:p>
      <text:p text:style-name="P42"/>
      <text:p text:style-name="P18">Présentation du contenu</text:p>
      <text:p text:style-name="P16">Ce versement contient :</text:p>
      <text:p text:style-name="P16">- les dossiers de programmation des travaux, qui retracent les choix faits par le service en fonction de l'état des immeubles à restaurer ou à construire : correspondance, notes, comptes rendus de réunion, tableaux chiffrés (art. 1-13).</text:p>
      <text:p text:style-name="P16">- les dossiers de maîtrise d'ouvrage et de conduite de travaux : projets architecturaux, cahiers des clauses techniques particulières, plans, photographies, comptes rendus de chantier, notes, correspondance (art. 14-74).</text:p>
      <text:p text:style-name="P16"/>
      <text:p text:style-name="P12">Autres versements d'archives<text:span text:style-name="T12"> </text:span><text:span text:style-name="T15">de la Conservation régionale des bâtiments de France, puis Conservation régionale des monuments historiques </text:span>aux Archives nationales :</text:p>
      <text:p text:style-name="P22"/>
      <text:p text:style-name="P40"><text:span text:style-name="T2">19760342</text:span><text:span text:style-name="T5"> : d</text:span><text:span text:style-name="T14">o</text:span><text:span text:style-name="T13">ssiers du bureau du contrôle des travaux des bâtiments civils.</text:span> <text:span text:style-name="T13">s.d. (accessible par un fichier cote 20060196 et par un fichier informatique).</text:span> </text:p>
      <text:p text:style-name="P37"/>
      <text:p text:style-name="P40"><text:span text:style-name="T2">19950177</text:span>, art. 1 :<text:bookmark text:name="RetHelp11"/> <text:span text:style-name="T13">dossiers individuels d'agents ayant quitté leurs fonctions de 1954 à 1988.</text:span></text:p>
      <text:p text:style-name="P37"/>
      <text:p text:style-name="P38"><text:span text:style-name="T2">19950178</text:span>, art. <text:span text:style-name="T13">1-11: service départemental d'architecture de Paris : devis et règlements pour travaux d'entretien des bâtiments de France. 1946-1988</text:span> </text:p>
      <text:p text:style-name="P38"/>
      <text:p text:style-name="P22"><text:soft-page-break/></text:p>
      <text:p text:style-name="P13">Versements d'archives<text:span text:style-name="T12"> </text:span>de la Conservation régionale des bâtiments de France, puis Conservation régionale des monuments historiques effectués par le Service national des travaux aux Archives de Paris :</text:p>
      <text:p text:style-name="P24"/>
      <text:p text:style-name="P39"><text:span text:style-name="T2">1486 W</text:span>, art. 1-2320 : dossiers de programmation et de travaux. 1945-1992</text:p>
      <text:p text:style-name="P39"/>
      <text:p text:style-name="P39"><text:span text:style-name="T2">1543 W</text:span>, art. 1-676 : dossiers de programmation et de travaux. 1951-1988</text:p>
      <text:p text:style-name="P39"/>
      <text:p text:style-name="P38"><text:span text:style-name="T2">3546 W</text:span>, art. 1-24 : dossiers de travaux réalisés sur des monuments historiques d’Ile-de-France n’appartenant pas à l’Etat. 1967-1990</text:p>
      <text:p text:style-name="P15"/>
      <text:h text:style-name="P69" text:outline-level="1">Plan de classement</text:h>
      <text:p text:style-name="P19"/>
      <text:p text:style-name="P19"/>
      <text:p text:style-name="P21"/>
      <text:p text:style-name="P23"/>
      <text:p text:style-name="P23"/>
      <text:p text:style-name="P41">Conservation régionale des monuments historiques d'Ile-de-France : </text:p>
      <text:p text:style-name="P41">programmation et conduite de travaux sur des édifices publics</text:p>
      <text:p text:style-name="P23"/>
      <text:p text:style-name="P22"><text:span text:style-name="T1">Art. 1-13 : programmation. </text:span>1956-1991</text:p>
      <text:p text:style-name="P22"/>
      <text:p text:style-name="P22"><text:span text:style-name="T1">Art. 14-74 : conduite de travaux</text:span>. 1962-1993</text:p>
      <text:p text:style-name="P22"/>
      <text:p text:style-name="P22"/>
      <text:p text:style-name="P24"/>
      <text:h text:style-name="P69" text:outline-level="1">I-Programmation</text:h>
      <text:p text:style-name="P20"/>
      <text:p text:style-name="Standard"/>
      <text:h text:style-name="Heading_20_2" text:outline-level="2">Paris</text:h>
      <text:p text:style-name="Cote">20110282/1</text:p>
      <text:p text:style-name="Analyse">Arc de triomphe (1968-1987). Archives nationales (1968-1987). Bibliothèque nationale (1970-1985). Chapelle expiatoire (1983-1986). Collège de France (1967-1984). Colonne d'Austerlitz, place Vendôme (1969-1981). Colonne de Juillet, place de la Bastille (1971-1986)<text:span text:style-name="Footnote_20_Symbol"><text:note text:id="ftn1" text:note-class="footnote"><text:note-citation>1</text:note-citation><text:note-body><text:p text:style-name="Footnote"><text:s/>Photographies [1983] conservées à la photothèque de l'Opérateur du patrimoine et des projets immobiliers de la Culture.</text:p></text:note-body></text:note></text:span>.</text:p>
      <text:p text:style-name="Dates_20_extrêmes">1967-1987</text:p>
      <text:p text:style-name="Cote">20110282/2</text:p>
      <text:p text:style-name="Analyse">Conservatoire national supérieur de musique (1970-1986). Conservatoire national des arts et métiers (photographies)<text:span text:style-name="T1"> </text:span>(1970-1981). Conservatoire national supérieur d'art dramatique (1968-1985). Cour des comptes (1968-1977). Ecole nationale supérieure des arts décoratifs (ENSAD) (1969-1986). Ecole nationale supérieure des Beaux-Arts, porte du château d'Anet et vestiges de l'Hôtel de la Trémoille (1969-1988).</text:p>
      <text:p text:style-name="Dates_20_extrêmes">1968-1988</text:p>
      <text:p text:style-name="Cote">20110282/3</text:p>
      <text:p text:style-name="Analyse">Gare d'Orsay (1974-1980). Hôtel de Béthune-Sully (1967-1974). Hôtel de Castries (1968-1978). Hôtel national des Invalides : Institution nationale des Invalides (1970-1975) et Musée des plans-reliefs (1971-1981). Hôtel de la Marine et annexes avenue Octave Gérard et avenue de Suffren (1968-1976). Hôtel Montesquiou-Fezensac (1969-1977). Hôtel de Noirmoutier (1968-1970). <text:s/>Hôtel Salé - Musée Picasso (1973-1988). Hôtel Salomon de Rothschild – Fondation nationale des arts graphiques et plastiques (1968-1983). Hôtel de Vigny (1974-1985). Institut de l'environnement (1974). Institut international d'administration publique (IIAP) (1968-1976). Institut national des sports (1968-1969).</text:p>
      <text:p text:style-name="Dates_20_extrêmes">1967-1988</text:p>
      <text:p text:style-name="Cote"/>
      <text:p text:style-name="Cote">20110282/4</text:p>
      <text:p text:style-name="Analyse">Ministère des Affaires culturelles : <text:s/>Association technique pour l'action culturelle 19 rue du Renard (1968-1988), Palais-Royal (1970-1982), 35 rue Saint-Didier (1975), 15 rue du Colonel Driant (1974), 4 rue de la Banque (1976-1982), 4 rue d'Aboukir (1972-1986), 2 rue Jean Lantier (1983), 1 rue d'Ulm (1972-1984), Hôtel Kunsky 53 rue Saint-Dominique (1969-1988). Ministère des Affaires étrangères : Hôtel du Quai d'Orsay (1970-1982). Ministère du Commerce et de l'artisanat : Hôtel de Seignelay (1984-1985). Ministère des Anciens combattants 37 rue de Bellechasse (1970-1975). <text:s/>Ministère de l'Equipement : 244 boulevard Saint-Germain, dont Hôtel de Roquelaure et Hôtel Le Play (1968-1975), Ecole nationale des Ponts et Chaussées 28 rue des Saints-Pères (1968) et Commissariat au tourisme 8 avenue de l’Opéra (1968). Ministère de la <text:soft-page-break/>Santé 8, avenue de Ségur (1977). Ministère de la Justice : bâtiments divers (photographies) (1968-1978). Ministère de la Défense – Ilot Saint-Germain-Saint-Dominique (1970-1979). Mobilier national (1968-1984) et Manufacture des Gobelins (1969-1986). </text:p>
      <text:p text:style-name="Dates_20_extrêmes">1968-1988</text:p>
      <text:p text:style-name="Cote">20110282/5</text:p>
      <text:p text:style-name="Analyse">Musée des arts africains et océaniens (1968-1988).<text:span text:style-name="T1"> </text:span>Musée des arts décoratifs (1972-1987). <text:s/>Musée des arts et traditions populaires (1969-1988). Musée d'Ennery (1969-1981). Musée Eugène Delacroix (1971-1975). Musée Guimet (1968-1988). Musée Gustave Moreau (1969-1987). Musée Henner (1966-1988). Musée du Jeu de Paume (1978, 1987-1989). Musée du Luxembourg (1974-1980). Musée du Moyen-Age - Hôtel et thermes de Cluny (1969-1988). </text:p>
      <text:p text:style-name="Dates_20_extrêmes">1966-1989</text:p>
      <text:p text:style-name="Cote">20110282/6</text:p>
      <text:p text:style-name="Analyse">Musée Nissim de Camondo (1969-1985). Musée Rodin (1968-1983). Muséum national d'histoire naturelle (1969-1984). Observatoire de Paris : ateliers d'artistes (1977-1988). Opéra Garnier (1969-1984), Opéra Comique (1968-1974), magasins de décor de l'Opéra, de l'Opéra Comique et du Théâtre de l'Odéon situés Boulevard Berthier (1968-1980), Opéra Bastille : locaux de la mission de préfiguration (1982-1983). Palais de Chaillot : Théâtre national populaire et Cinémathèque française (1969-1975), Musée des monuments français (1968-1983).</text:p>
      <text:p text:style-name="Dates_20_extrêmes">1968-1988</text:p>
      <text:p text:style-name="Cote">20110282/7</text:p>
      <text:p text:style-name="Analyse">Palais d'Iéna - Conseil économique et social (1968-1982). Palais de Justice : Cour de cassation (1968-1979) et Cour d'appel (1968-1975).</text:p>
      <text:p text:style-name="Dates_20_extrêmes"/>
      <text:p text:style-name="Analyse">Palais du Louvre (1975-1986) :</text:p>
      <text:p text:style-name="Analyse">Remise en état des candélabres de la Cour Napoléon (1974-1977). Extension du réseau téléphonique (1975-1977). Aménagement de la crypte Osiris dans le département des Antiquités égyptiennes (1976). Climatisation des salles de peintures de la Cour Carrée (1976-1979). Appartement de fonction de l’Architecte des bâtiments de France (1976-1980). Chauffage et électricité <text:s/>des ailes ouest et nord du 2ème étage de la Cour du Louvre (1977). Colonnes sèches (1977). Couverture et aménagement de l’aile nord de la Cour Carrée (1977-1978). Etude de constructibilité d’un parking souterrain (1977). Remplacement d’un ascenseur (1977). Restauration de la couverture du dôme Richelieu (1977). Réaménagement du département des Antiquités grecques et romaines (1977). Réserves de la direction de l’architecture, aile et pavillon Mollien (1977-1978). Relevés de géomètres (1977-1979). Fontis sur égout au droit de l’aile de Flore (1977-1980). Fuites d’eau dans plusieurs bâtiments, dont le pavillon de Flore (1978). Travaux d’architecture dans les sous-sols de l’aile de Marsan (1978). Etat des cours (1978). Sécurité au pavillon de Flore (1978-1979). Renforcement de la sécurité, portes et fenêtres de la Cour Carrée (1979). Restauration du pavillon Richelieu (1979). Attentat à la bombe au ministère de <text:soft-page-break/>l’Economie (1979). Sinistre au ministère du Budget, remise en état porte cochère rue de Rivoli (1979). Stationnement de voitures sur le terre-plein du Carrousel (1979). Vendeurs à la sauvette aux abords du musée (1979). Amélioration des conditions de travail des surveillants militaires (1979). Réfection des couvertures du pavillon Colbert (1979). Sécurité incendie (1979-1980). Incendie du 4 décembre 1980 (1981). Bureau du jardinier en chef (1981). Exposition Charles V (1981). Chute de pierres (1981). Effectifs et attributions du Service départemental de l’architecture et du patrimoine (1986). Strict entretien (1986). Sécurité incendie et risques de panique au musée (1986). Jardin des Tuileries (1969-1986).</text:p>
      <text:p text:style-name="Dates_20_extrêmes"/>
      <text:p text:style-name="Analyse">Palais-Royal : Comédie française (1969-1986), Conseil d'Etat (1971-1986), Conseil constitutionnel (1974-1987). Palais de Tokyo - Musée d'art moderne (1969-1977).</text:p>
      <text:p text:style-name="Dates_20_extrêmes">1968-1987</text:p>
      <text:p text:style-name="Cote"/>
      <text:p text:style-name="Cote">20110282/8</text:p>
      <text:p text:style-name="Analyse">Parc zoologique de Paris, 1974. Résidences présidentielles : dossier général (1969-1986), Palais de l'Elysée (1968-1984), Hôtel Marigny (1972-1977), 2 et 14 rue de l’Elysée (1971-1977), Palais de l'Alma (1969-1985). Statue de Jeanne d’Arc place des Pyramides (1986-1989). Théâtre de l'Est parisien (1969-1986) et magasins de décor (1969-1983). Théâtre national de l'Odéon (1969-1988). Unité pédagogique d'architecture n° 1 (ancien hôpital Villemin, ancien couvent des Récollets) (1974-1981). Val-de-Grâce (1973-1987).</text:p>
      <text:p text:style-name="Dates_20_extrêmes">1968-1989</text:p>
      <text:h text:style-name="Heading_20_2" text:outline-level="2">Seine-et-Marne</text:h>
      <text:p text:style-name="Cote">20110282/9</text:p>
      <text:p text:style-name="Analyse">Fontainebleau : Archives nationales - Cité interministérielle des archives (1974-1984). Domaine national (1958-1990).</text:p>
      <text:p text:style-name="Dates_20_extrêmes">1974-1990</text:p>
      <text:p text:style-name="Cote">20110282/10<text:tab/></text:p>
      <text:p text:style-name="Analyse">Champs-sur-Marne : château (photographies) (1967-1986). Melun : cité administrative (1967-1978).</text:p>
      <text:h text:style-name="Heading_20_2" text:outline-level="2">Yvelines</text:h>
      <text:p text:style-name="Analyse">Magny-les-Hameaux : Musée national des Granges de Port-Royal (photographies) (1957-1987). Maisons-Laffitte : château et domaine (1967-1987). Marly-le-Roi : Domaine national (1967-1986). Montigny-le-Bretonneux : Fort de Saint-Cyr (1981-1987). Poissy : Villa Savoye (1970-1987). Rambouillet : domaine national (1966-1977). </text:p>
      <text:p text:style-name="Dates_20_extrêmes">1957-1987</text:p>
      <text:p text:style-name="Analyse"/>
      <text:p text:style-name="Cote">20110282/11</text:p>
      <text:p text:style-name="Analyse">Saint-Germain-en-Laye : Domaine national (1966-1988), Musée des Antiquités nationales (1978-1988) et Pavillon de la Muette (1967-1987) ; Centre de protection des œuvres d'art (1966-1985). Thiverval-Grignon : Institut national de la recherche agronomique et Institut national agronomique Paris-Grignon (1967-1987). Versailles : Domaine national <text:soft-page-break/>(1957-1991), dont Pavillon de la Lanterne, 1966-1989, Domaine de Chèvreloup, 1968-1989, annexe de la Bibliothèque nationale à la Grande Ecurie, 1957-1981, et une liste des documents concernant les jardins de Versailles et des Trianons conservés aux service d'architecture du château, s.d. ; Lycée Hoche (1957-1973).</text:p>
      <text:p text:style-name="Dates_20_extrêmes">1957-1991</text:p>
      <text:h text:style-name="Heading_20_2" text:outline-level="2">Hauts-de-Seine</text:h>
      <text:p text:style-name="Cote">20110282/12</text:p>
      <text:p text:style-name="Analyse">Châtenay-Malabry : Ecole nationale supérieure de l’éducation physique (ENSEP) (1969-1974). Meudon : Observatoire, orangerie et grande perspective (1967-1985) ; Hangar Y, création d'un musée de l'aérostation (1982) ; Domaine de Chalais (1971-1974) ; Villa des Brillants (annexe du musée Rodin) (1956-1984). Nanterre : Unité pédagogique d'architecture (1970-1981). Rueil-Malmaison : Domaine national de Malmaison, château de Bois-Préau (1959-1988). </text:p>
      <text:p text:style-name="Dates_20_extrêmes">1956-1988</text:p>
      <text:p text:style-name="Cote">20110282/13</text:p>
      <text:p text:style-name="Analyse">Saint-Cloud : Domaine national (dont photographies des dégâts d'un orage, 1982, et dossier sur les travaux forestiers dans les domaines nationaux) (1964-1989). Sèvres : Manufacture et Musée national de la Céramique (1965-1987). Vaucresson : Pavillon du Butard (1966-1968).</text:p>
      <text:p text:style-name="Cote"/>
      <text:h text:style-name="Heading_20_2" text:outline-level="2">Val-de-Marne</text:h>
      <text:p text:style-name="Analyse">Charenton : ancien séminaire, projet d'implantation d'une unité pédagogique d'architecture (1978-1979). Nogent-sur-Marne : Maison nationale des artistes (1969-1982). Saint-Maur : Observatoire (1968). Vincennes : château (1985-1990).</text:p>
      <text:h text:style-name="Heading_20_2" text:outline-level="2">Val-d’Oise</text:h>
      <text:p text:style-name="Analyse">Cergy-Pontoise : antenne pédagogique / Ecole nationale d’arts (1969-1978). Ecouen : Château (1986-1988). </text:p>
      <text:h text:style-name="Heading_20_2" text:outline-level="2">Dossiers divers</text:h>
      <text:p text:style-name="Analyse">Logements de fonction (1989-1990). Loi-programme parcs et jardins (1988-1989).</text:p>
      <text:p text:style-name="Dates_20_extrêmes">1964-1990</text:p>
      <text:p text:style-name="Analyse"/>
      <text:h text:style-name="Heading_20_1" text:outline-level="1">II - Dossiers de travaux</text:h>
      <text:h text:style-name="Heading_20_2" text:outline-level="2">Paris</text:h>
      <text:h text:style-name="P70" text:outline-level="3">Arc de Triomphe </text:h>
      <text:p text:style-name="Cote">20110282/14</text:p>
      <text:p text:style-name="Analyse">Crypte Kléber, comptoir de vente et rénovation des circulations (1972). Plaque commémorative pour les militaires morts en Afrique du Nord (1972). Protection anti-suicide (1970-1974). Pavage de l’esplanade (1984). Restauration des grilles et chéneaux en pierre de la terrasse (1986-1987). Remise en état des fosses à fleurs (1987). Etudes destinées <text:soft-page-break/>à assurer la stabilité et à permettre la restauration de l’édifice (1987-1988). Ravalement et restauration des façades et des voûtes (1987-1988). Etudes préparatoires à la restauration de l’édifice : étude géotechnique, investigations topographiques, mesures de vibration, mesures altimétriques, auscultation, procès-verbaux d’essais (1987-1989).</text:p>
      <text:p text:style-name="Dates_20_extrêmes">1970-1989</text:p>
      <text:h text:style-name="Heading_20_3" text:outline-level="3">Archives nationales</text:h>
      <text:p text:style-name="Cote">20110282/15</text:p>
      <text:h text:style-name="P71" text:outline-level="4">Hôtel de Rohan </text:h>
      <text:p text:style-name="Analyse">Dorure de la grille principale (1982). Réfection du parquet des salons (1982). Restauration des lambris du Cabinet des Singes (1982). Réfection des brisis et lucarnes des anciennes écuries (1982-1984). Cour des Chevaux du Soleil : réfection des couvertures (1983). Réalisation d’études archéologiques à la suite des découvertes faites lors de la dépose des panneaux (1983). Rénovation des salles de classement au rez-de-chaussée (1983-1984). Installation d’un monte-charge au minutier des notaires (1983-1984). Réfection des salles de lecture, bureaux et dégagements du minutier des notaires (1984-1985).<text:span text:style-name="T1"> </text:span>Pavage de l’ancienne ruelle de la Roche au sud du jardin de Rohan (1983-1985). Restauration des peintures et dorures au 1<text:span text:style-name="T3">er</text:span> étage (1984-1987). Aménagement du service des missions au rez-de-chaussée et au deuxième étage sud (1984-1985). Réfection des peintures des dégagements du rez-de-chaussée et du portail sur la rue Vieille du Temple (1985). Restauration des façades (1985). Achèvement de la restauration du Cabinet des Singes (1987). Remise en état des jardins (1987-1988). Rénovation des services de la section contemporaine au 3<text:span text:style-name="T3">ème</text:span> étage (1987-1988). Nettoyage, remise en état et doublage de la tapisserie « L’Oiseleur » (1988). Réfection des peintures extérieures du bâtiment central (1988).</text:p>
      <text:h text:style-name="Heading_20_4" text:outline-level="4">Hôtel de Soubise </text:h>
      <text:p text:style-name="Analyse">Réfection des couvertures, versant nord (1981-1982). Réfection des chéneaux et brisis à l’aplomb des appartements de la princesse, versant sud et ouest sur chéneau encaissé côté cour de Clisson. (1981-1985). Transfert des ateliers de menuiserie et de peinture (1982-1983). Réfection du pavage de la cour d’honneur (1982-1984). Réfection du parquet des salons (1983-1984). Restauration des peintures et dorures du Salon ovale au premier étage (1984). Etude sur les désordres de la façade principale (1986). Réaménagement des locaux au rez-de-chaussée du musée de l’Histoire de France (1988). Restauration de la chambre de la princesse (1988). Couverture cour de Clisson (1988) <text:s/>Réfection de la cheminée dans la chambre de la princesse (1989-1990).</text:p>
      <text:p text:style-name="Dates_20_extrêmes">1981-1990</text:p>
      <text:p text:style-name="Cote"/>
      <text:p text:style-name="Cote">20110282/16</text:p>
      <text:h text:style-name="Heading_20_4" text:outline-level="4">Hôtels d’Assy, de Breteuil et de Fontenay</text:h>
      <text:p text:style-name="Analyse"><text:soft-page-break/>Remise en état des façades sur cour (1983). Réfection de la terrasse et du bassin dans le jardin du directeur (1983-1985). Restauration de l’escalier en pierre de l’Hôtel d’Assy (1984). Rénovation des locaux des sections ancienne et contemporaine (1985-1988).</text:p>
      <text:h text:style-name="Heading_20_4" text:outline-level="4">Hôtel de Boisgelin </text:h>
      <text:p text:style-name="Analyse"><text:span text:style-name="T5">Travaux de </text:span>chauffage (1982). Réfection des brisis et lucarnes (1984).</text:p>
      <text:h text:style-name="Heading_20_4" text:outline-level="4">Hôtel de Jaucourt </text:h>
      <text:p text:style-name="Analyse">Construction d’un dépôt sous les jardins de Jaucourt (1987). Réfection des marches de l’escalier est et ouest (1988).</text:p>
      <text:h text:style-name="Heading_20_4" text:outline-level="4">Grands dépôts</text:h>
      <text:p text:style-name="Analyse">Extension du service des cartes et plans (1982-1983). Installation du service de restauration au rez-de-chaussée (1983). Réfection des chéneaux et bandeaux versant cour des Marronniers (1982-1983). Reconstitution du pignon sud sur les jardins de Rohan (1983-1986). Installation d’une alarme sonore (1983-1984). Réfection de la couverture (1984). Remise en état des parties anciennes du service des cartes et plans (1984). Restauration des salles d’archives au 1<text:span text:style-name="T3">er</text:span> étage du dépôt Louis-Philippe (1984-1985). Aménagement du rez-de-chaussée (1984-1985). Restauration d’une porte cochère sur la rue des Archives (1987-1988). Réfection de la couverture du pavillon d’angle des dépôts Louis-Philippe (1987-1989). Installation d’un dépôt d’archives provisoire dans la cour des Marronniers (1982) et transfert à Fontainebleau (1988).</text:p>
      <text:h text:style-name="Heading_20_4" text:outline-level="4">Galeries de liaison souterraines</text:h>
      <text:p text:style-name="Analyse">Complément du maillage des galeries souterraines (1983-1984), étanchéité et finition (1987-1988).</text:p>
      <text:h text:style-name="Heading_20_4" text:outline-level="4">Centre d’accueil et de recherche des Archives nationales (CARAN)</text:h>
      <text:p text:style-name="Analyse">Démolition des immeubles 3, 5, 7, 9 et 11 rue des Quatre Fils (1974-1983).</text:p>
      <text:p text:style-name="Dates_20_extrêmes">1974-1989</text:p>
      <text:p text:style-name="Cote">20110282/17</text:p>
      <text:p text:style-name="Analyse">Programme architectural (1983). Sondages (1984). Marché de maîtrise d’œuvre (1984). Permis de construire, plans (1984). APD (1984).</text:p>
      <text:p text:style-name="Dates_20_extrêmes">1983-1984</text:p>
      <text:p text:style-name="Cote">20110282/18</text:p>
      <text:p text:style-name="Analyse">Suivi du chantier : notes, correspondance, comptes rendus de réunion bilans, rapport de fin de travaux (1985-1988). Mission de contrôle technique : marché, rapports (1984-1987). 1% décoration : APS, projets choisis (Mecarelli, Gaucher, Theimer et Old), marchés (1984-1989).</text:p>
      <text:p text:style-name="Dates_20_extrêmes">1984-1989</text:p>
      <text:p text:style-name="Cote">20110282/19</text:p>
      <text:p text:style-name="Analyse">Suivi des travaux, par lot (1986-1989).</text:p>
      <text:p text:style-name="Dates_20_extrêmes">1986-1989</text:p>
      <text:p text:style-name="Cote">20110282/20</text:p>
      <text:p text:style-name="Analyse">DOE (1986-1988). </text:p>
      <text:p text:style-name="Dates_20_extrêmes"><text:soft-page-break/>1986-1988</text:p>
      <text:p text:style-name="Dates_20_extrêmes"/>
      <text:p text:style-name="Cote">20110282/21<text:note text:id="ftn2" text:note-class="footnote"><text:note-citation>2</text:note-citation><text:note-body><text:p text:style-name="Footnote">Cet article contient des dossiers postérieurs au transfert de la conduite des travaux de la Conservation régionale des monuments historiques au Service national des travaux créé en 1990 mais comme il s'agit des suites du chantier de construction du CARAN il a paru plus normal de les classer dans ce versement.</text:p></text:note-body></text:note></text:p>
      <text:p text:style-name="Analyse">Désordres et dysfonctionnements : couverture et façades (1988-1997), système de chauffage et de ventilation (1988-1995), mobilier intégré (1987-1992), plafonds et planchers (1991), spots (1991-1992). Expertise judiciaire sur les désordres affectant le bâtiment (1996-1998). Paiement des honoraires de la maîtrise d’œuvre et du BET (1991-1993).</text:p>
      <text:p text:style-name="Dates_20_extrêmes">1988-1998</text:p>
      <text:p text:style-name="Cote"/>
      <text:p text:style-name="Cote">20110282/22</text:p>
      <text:h text:style-name="Heading_20_3" text:outline-level="3">Bibliothèque nationale</text:h>
      <text:p text:style-name="Analyse">Rénovation du musée du département des médailles (1976). Restauration des fresques de la galerie Mazarine (1977). Travaux de couverture du magasin central (1982). Aménagement des immeubles à l’angle des rues Vivienne et des Petits-Champs (1982-1985). Aménagement dans l’aile Richelieu du service d’accueil des lecteurs, de la salle des microfiches et de la salle de lecture de la réserve : DCE (1986-1987). </text:p>
      <text:p text:style-name="Dates_20_extrêmes">1976-1987</text:p>
      <text:p text:style-name="Cote">20110282/23</text:p>
      <text:h text:style-name="Heading_20_3" text:outline-level="3">Bibliothèque de l’Arsenal</text:h>
      <text:p text:style-name="Analyse">Ravalement de la façade sur le boulevard Morland (1982-1984). </text:p>
      <text:h text:style-name="Heading_20_3" text:outline-level="3">Cathédrale Notre-Dame de Paris </text:h>
      <text:p text:style-name="Analyse">Remise en état du 6ème contrefort de l’abside (1980-1982). Remise en état du faîtage du transept sud (1982-1984). Nettoyage et remise en état des dernières travées <text:span text:style-name="T5">droites</text:span> jusqu’à l’abside (1982-1984). Devis d’inventaire concernant les boiseries et ferronneries du positif de la tribune d’orgue (1983-1984). Restauration du grand orgue (1983-1985). Restauration de vitraux de la tour sud, d’une baie haute du cœur et de deux panneaux du cloître (1988).</text:p>
      <text:h text:style-name="Heading_20_3" text:outline-level="3">Chapelle expiatoire</text:h>
      <text:p text:style-name="Analyse">Réfection des grilles des galeries (1982). Remise en état de la façade de l’entrée principale du monument coté rue Pasquier (1984). </text:p>
      <text:h text:style-name="Heading_20_3" text:outline-level="3">Collège de France</text:h>
      <text:p text:style-name="Analyse">Aménagement de laboratoires : plans (1970). Construction d’une annexe au 3 rue d’Ulm (1972-1985). Aménagement de laboratoires (1982-1983).</text:p>
      <text:p text:style-name="Dates_20_extrêmes">1970-1988</text:p>
      <text:p text:style-name="Dates_20_extrêmes"/>
      <text:p text:style-name="Cote"><text:soft-page-break/>20110282/24</text:p>
      <text:h text:style-name="Heading_20_3" text:outline-level="3">Conciergerie</text:h>
      <text:p text:style-name="Analyse">Restauration et réaménagement de la partie révolutionnaire (dossier photographique) (1987-1988).</text:p>
      <text:h text:style-name="Heading_20_3" text:outline-level="3">Conservatoire national supérieur d’art dramatique (CNSAD)</text:h>
      <text:p text:style-name="Analyse">Travaux de sécurité et de surélévation (1976). Chauffage : plans (1983). Restauration des locaux d’enseignement et du hall d’honneur (1984). Tableau synoptique des travaux (1983-1984). Ravalement de la façade sur rue Sainte-Cécile (1987). Création d’un accès direct à la régie du studio 3 (1987). Restauration du hall d’honneur et restitution du décor ancien (1987-1988).</text:p>
      <text:p text:style-name="Analyse"/>
      <text:h text:style-name="Heading_20_4" text:outline-level="4">Restauration de la salle de spectacle et restructuration de la scène</text:h>
      <text:p text:style-name="Analyse">Avant-projets (1984). Architecture intérieure : relevés (1984). Plans (1984-1986).</text:p>
      <text:p text:style-name="Dates_20_extrêmes">1976-1988</text:p>
      <text:p text:style-name="Dates_20_extrêmes"/>
      <text:p text:style-name="Cote">20110282/25</text:p>
      <text:p text:style-name="Analyse">Marchés de travaux (exercices 1984 à 1987).</text:p>
      <text:p text:style-name="Dates_20_extrêmes">1984-1987</text:p>
      <text:p text:style-name="Cote"/>
      <text:p text:style-name="Cote">20110282/26</text:p>
      <text:p text:style-name="Analyse">Marchés de travaux et réception des travaux (exercices 1988 à 1990).</text:p>
      <text:p text:style-name="Dates_20_extrêmes">1988-1990</text:p>
      <text:p text:style-name="Cote">20110282/27</text:p>
      <text:h text:style-name="Heading_20_3" text:outline-level="3">Conservatoire national supérieur de musique</text:h>
      <text:p text:style-name="Analyse">Bâtiment Madrid : aménagement d’une unité de concours et de studios de musique dans les combles (1982-1985) Amélioration de l’acoustique des salles d’enseignement musical (1982). Création de deux salles souterraines sous les jardins (1983-1984). Restauration de l’orgue (1983). Transformation du chauffage central à vapeur pour l’alimentation en eau chaude (1983).</text:p>
      <text:h text:style-name="Heading_20_3" text:outline-level="3">Ecole militaire<text:note text:id="ftn3" text:note-class="footnote"><text:note-citation>3</text:note-citation><text:note-body><text:p text:style-name="Footnote">Nombreuses photographies</text:p></text:note-body></text:note></text:h>
      <text:p text:style-name="Analyse">Travaux divers de rénovation (1970-1982). <text:span text:style-name="T5">Bâtiment 001 : restauration des couvertures des terrassons nord et ouest, restauration et protection de la corniche, des balustrades et réfection du chéneau, façade Champ de mars.</text:span><text:span text:style-name="T4"> </text:span>Bâtiment M : réfection des toitures (1979-1981). Bâtiment A : restauration des lucarnes en plomb du dôme (1981). Bâtiments A1 et 001 : réparation de corniches et balustrades (1979-1984). Bâtiment 002 : réfection des couvertures (1984). Restauration des maçonneries et réfection de l’étanchéité du bâtiment 004, restauration de la guérite du <text:soft-page-break/>garde à cheval, déplacement de la statue de Louis XV (1983-1984). Bâtiment 011 : réparation de la charpente et de la couverture de l’aile nord-est (1983), recouvrement d’entablement de corniches, réception des eaux pluviales du dôme et peinture et vitrerie des lucarnes (1983-1985), travaux complémentaires de pierre de taille sur l’acrotère et la corniche du dôme (1984). Bâtiment 022 : restauration des couvertures (1986-1987). Bâtiment A1 et 001 : réparation des corniches et de la balustrade (1988-1989). Bâtiment 044 : restauration des maçonneries hautes et des couvertures (1988-1989). <text:s/>Commission interministérielle de rénovation (1984-1989). Travaux divers (1988-1989).</text:p>
      <text:h text:style-name="Heading_20_3" text:outline-level="3">Ecole nationale supérieure des Beaux-Arts (ENSBA)</text:h>
      <text:p text:style-name="Analyse">Restauration des éléments restant au centre de la cour Bonaparte (1981). Restauration de la cour Bonaparte (1983). Aménagement de l’atelier des matériaux nouveaux (1983-1984). Aménagement d’un espace d’animation au rez-de-chaussée du palais des études (1982-1984). Remise en état de la verrière du Palais des Etudes (1983). Réfection amphithéâtre n°3 (1983)</text:p>
      <text:p text:style-name="Analyse">Réfection de la verrière de l’atelier de sculpture (1987). Reprise des structures façade quai Malaquais après ravalement (1988). Restauration de la peinture de Paul Delaroche dans l’amphithéâtre d’Honneur (1988). Réfection d’un amphithéâtre du bâtiment des Loges (1982-1984). Couverture du bâtiment fond de cour 15 quai Malaquais versant sud (1985).</text:p>
      <text:p text:style-name="Dates_20_extrêmes">1970-1989</text:p>
      <text:p text:style-name="Cote">20110282/28</text:p>
      <text:h text:style-name="Heading_20_3" text:outline-level="3">Ecole nationale supérieure de création industrielle (ENSCI) - Ateliers de création industrielle</text:h>
      <text:p text:style-name="Analyse">Aménagements provisoires (1982). Diagnostic des structures (1983-1985). <text:s/>(1985-1991). Aménagement d’une plate-forme fonctionnelle (les ateliers) : DCE (1985).</text:p>
      <text:p text:style-name="Dates_20_extrêmes">1982-1991</text:p>
      <text:p text:style-name="Analyse"/>
      <text:p text:style-name="Cote">20110282/29</text:p>
      <text:p text:style-name="Analyse">Aménagement des ateliers (1983-1985) et extension (1989) : plans et diagnostic technique. Chauffage : DOE (1987). Cloisonnement des ailes nord et sud (1988). Extension de la plate-forme fonctionnelle : DOE (1989). Réhabilitation du bâtiment Saint-Sabin : DOE (1990).</text:p>
      <text:p text:style-name="Dates_20_extrêmes">1983-1990</text:p>
      <text:p text:style-name="Dates_20_extrêmes"/>
      <text:p text:style-name="P2"><text:span text:style-name="T1">20110282/30</text:span><text:tab/></text:p>
      <text:h text:style-name="Heading_20_3" text:outline-level="3">Grand Palais</text:h>
      <text:p text:style-name="Analyse">Programmation, études et travaux (1969-1988).</text:p>
      <text:p text:style-name="Dates_20_extrêmes">1969-1988</text:p>
      <text:p text:style-name="P3">20110282/31</text:p>
      <text:p text:style-name="Analyse"><text:soft-page-break/>Réfection des façades en pierre après purge (1982-1983). Réfection de la couverture de la grande nef (1984-1985). Rénovation des locaux de la conservation du Grand Palais (1985). Réfection des couvertures et verrières (1987). Réfection de balustrades et corniches, 3<text:span text:style-name="T3">ème</text:span> et 4<text:span text:style-name="T3">ème</text:span> travées à gauche de l’entrée des Galeries nationales (1988). Réfection des sanitaires : plans (1988). Galeries nationales : aménagement du hall d’entrée (1989). Schéma directeur général (1989). Mission relative au classement du fonds documentaire : rapport, [1989]. Réfection de la couverture et des verrières de la nef (1990).</text:p>
      <text:p text:style-name="Dates_20_extrêmes"/>
      <text:h text:style-name="Heading_20_2" text:outline-level="2">Hôpital de la Salpêtrière</text:h>
      <text:p text:style-name="P26">Modernisation du laboratoire de biochimie : plans (1987).</text:p>
      <text:p text:style-name="P34">1982-1990</text:p>
      <text:p text:style-name="Dates_20_extrêmes"/>
      <text:p text:style-name="Cote">20110282/32</text:p>
      <text:h text:style-name="Heading_20_3" text:outline-level="3">Hôtel de Croisilles</text:h>
      <text:p text:style-name="Analyse">Remise en état de la couverture et modification de l’aile droite (1982-1983). Remise en état de l’édifice et aménagement de la bibliothèque et des archives des monuments historiques, première phase : laboratoires et studios photographiques (1984-1988). APD, dossiers de travaux, correspondance (1985-1986).</text:p>
      <text:p text:style-name="Dates_20_extrêmes">1982-1988</text:p>
      <text:p text:style-name="Cote">20110282/33</text:p>
      <text:p text:style-name="Analyse">Remise en état et aménagement de la bibliothèque et des archives des <text:span text:style-name="T5">monuments historiques : CCTP (1985), DOE (1988).</text:span></text:p>
      <text:h text:style-name="Heading_20_3" text:outline-level="3">Hôtel Kunsky</text:h>
      <text:p text:style-name="Analyse">Façade sur jardin : ravalement (1983) et restauration de deux statues sur le perron (1982-1984).</text:p>
      <text:p text:style-name="Dates_20_extrêmes">1982-1988</text:p>
      <text:p text:style-name="Cote">20110282/34</text:p>
      <text:h text:style-name="Heading_20_3" text:outline-level="3">Hôtel national des Invalides<text:span text:style-name="Footnote_20_Symbol"><text:note text:id="ftn4" text:note-class="footnote"><text:note-citation>4</text:note-citation><text:note-body><text:p text:style-name="Footnote"><text:s/>Photographies</text:p></text:note-body></text:note></text:span> </text:h>
      <text:p text:style-name="Analyse">Extension des douves (1979-1983). Reconstitution du jardin de l’Intendant (1980-1981). Restauration des statues de Mars et de Minerve, par Coustou (1982-1984). Relogement de l’Inspection de l’armement nucléaire (1981). Restauration des groupes de chevaux aux angles sud-ouest et sud-est de la cour d’honneur (1982-1984). Réfection des toitures et superstructures : secteur I2B dans l’aile située au sud de la cour de la Valeur (1984), secteurs F1, F3, E1, E3 (1982), H1 et H2 (1984-1987), D2 N1O1 (1982), I1B et I2 (1983-1985), secteur M aile Robert de Cotte (1983). <text:span text:style-name="T5">Restauration des pavillons d’entrée 6 boulevard des Invalides et réaménagement de l’entrée principale de l’Institution nationale des Invalides, d'un logement et d'un pavillon (1985-1986).</text:span> Restauration du <text:soft-page-break/>décor de la coupole centrale du dôme et de ses pendentifs (1989). Aménagement de l’angle sud-est des Invalides (1989).</text:p>
      <text:p text:style-name="Dates_20_extrêmes">1979-1989</text:p>
      <text:p text:style-name="P4"/>
      <text:p text:style-name="Cote">20110282/35</text:p>
      <text:h text:style-name="Heading_20_4" text:outline-level="4">Musée des plans reliefs</text:h>
      <text:p text:style-name="Analyse">Aménagement du Musée des plans reliefs dans les combles de l’église Saint-Louis : travaux préliminaires d’infrastructure (1986), études préalables (1987-1989), APD, CCTP, plans (1987-1990). </text:p>
      <text:h text:style-name="Heading_20_4" text:outline-level="4">Eglise royale</text:h>
      <text:p text:style-name="Analyse">Restauration du dôme, du lanternon et de la flèche (couverture et dorure) (1988-1989).</text:p>
      <text:p text:style-name="Dates_20_extrêmes">1986-1990</text:p>
      <text:p text:style-name="Cote">20110282/36</text:p>
      <text:h text:style-name="Heading_20_3" text:outline-level="3">Hôtel Salé (musée Picasso)</text:h>
      <text:p text:style-name="Analyse">Réfection du balcon nord-est (1988). Restauration extérieure des façades rue de Thorigny et des Coutures Saint-Gervais (1983-1984). Restauration de l’escalier d’honneur (1983-1985). Restauration de la cour d’honneur et travaux divers (1984).</text:p>
      <text:p text:style-name="Dates_20_extrêmes"/>
      <text:p text:style-name="Analyse">Construction du musée national Picasso : DOE 1/2 (1985-1986).</text:p>
      <text:p text:style-name="Dates_20_extrêmes">1983-1988</text:p>
      <text:p text:style-name="Cote">20110282/37</text:p>
      <text:p text:style-name="Analyse">Construction du musée national Picasso : DOE 2/2 (1985-1986).</text:p>
      <text:p text:style-name="Dates_20_extrêmes">1985-1986</text:p>
      <text:p text:style-name="Cote">20110282/38</text:p>
      <text:h text:style-name="Heading_20_3" text:outline-level="3">Hôtel de Vigny</text:h>
      <text:p text:style-name="Analyse">Reconstruction du sous-sol jardin et restauration du clos et du couvert : plans, marchés (1980). Aménagement intérieur : PEO (1980). Installation de l’Inventaire général : marchés (1983-1986).</text:p>
      <text:p text:style-name="Dates_20_extrêmes">1980-1986</text:p>
      <text:p text:style-name="Cote"/>
      <text:p text:style-name="Cote">20110282/39</text:p>
      <text:h text:style-name="Heading_20_3" text:outline-level="3">Lycée Lamartine</text:h>
      <text:p text:style-name="Analyse">Restauration du salon : rapports, correspondance, devis, plans, photographies (1983-1984).</text:p>
      <text:h text:style-name="Heading_20_3" text:outline-level="3">Manufacture des Gobelins</text:h>
      <text:p text:style-name="Analyse">Réfection d’un appartement (1980). Travaux de confortation du bâtiment K (1984). Remise en état des maçonneries de la façade nord (1987). </text:p>
      <text:h text:style-name="Heading_20_3" text:outline-level="3"><text:soft-page-break/>Mobilier national</text:h>
      <text:p text:style-name="Analyse">Remise en état des corniches et des moulures (1987-1989).</text:p>
      <text:h text:style-name="Heading_20_3" text:outline-level="3">Ministère de la Culture</text:h>
      <text:h text:style-name="Heading_20_4" text:outline-level="4">4 rue de la Banque </text:h>
      <text:p text:style-name="Analyse">Plans (1983). Travaux d’aménagement (1987).</text:p>
      <text:h text:style-name="Heading_20_4" text:outline-level="4">27 avenue de l’Opéra </text:h>
      <text:p text:style-name="Analyse">Projet de création de bureaux et de salles de réunion (1982-1984).</text:p>
      <text:h text:style-name="Heading_20_4" text:outline-level="4">65, rue de Richelieu </text:h>
      <text:p text:style-name="Analyse">Projet d’aménagement d’un immeuble (1987-1989).</text:p>
      <text:h text:style-name="Heading_20_3" text:outline-level="3">Musée Delacroix</text:h>
      <text:p text:style-name="Analyse">Travaux de grosses réparations et travaux sur l’escalier du jardin (1984).</text:p>
      <text:h text:style-name="Heading_20_3" text:outline-level="3">Musée d’Ennery</text:h>
      <text:p text:style-name="Analyse">Remise en état du jardin intérieur (1987).</text:p>
      <text:h text:style-name="Heading_20_3" text:outline-level="3">Palais de la Porte Dorée, Musée des arts africains et océaniens</text:h>
      <text:p text:style-name="Analyse">Sorties de secours pour les handicapés : plans (1983). Restauration des couvertures et terrasses (1982-1987). Ravalement des poteaux du péristyle (1984-1985). Réfection des aquariums (1985-1988). Rénovation de la salle centrale (1986-1988). Travaux sur la toiture (1988). Réfection de l’étanchéité du lanterneau central (1988). Réfection des terrasses et couvertures côté nord (1988).</text:p>
      <text:h text:style-name="Heading_20_3" text:outline-level="3">Musée national des arts et traditions populaires</text:h>
      <text:p text:style-name="Analyse">Réfection des portes d’entrée (1988).</text:p>
      <text:h text:style-name="Heading_20_3" text:outline-level="3">Musée d’Orsay</text:h>
      <text:p text:style-name="Analyse">Réfection du pignon est (1988).</text:p>
      <text:p text:style-name="Dates_20_extrêmes">1980-1989</text:p>
      <text:p text:style-name="Cote">20110282/40</text:p>
      <text:h text:style-name="Heading_20_3" text:outline-level="3">Musée Guimet</text:h>
      <text:p text:style-name="Analyse">Ravalement et restauration des façades (1982-1986). </text:p>
      <text:p text:style-name="Cote"/>
      <text:p text:style-name="Analyse">Aménagement de la salle centrale du rez-de-chaussée, salle d’art khmer (1983). Aménagement d’un logement pour le gardien chef à l’annexe du musée et travaux divers de sécurité incendie (1983). Rénovation de la bibliothèque et aménagement des salles annexes (1983-1985). Création d’accès pour les handicapés (1983-1985). Aménagement des grilles de clôture et travaux de miroiterie en façade (1987). Réaménagement de <text:soft-page-break/>l’annexe 19 avenue d’Iéna pour y créer un musée du bouddhisme chinois et japonais (1988-1989). Aménagement des salles Népal-Tibet (1988-1989).</text:p>
      <text:h text:style-name="Heading_20_3" text:outline-level="3">Musée Gustave Moreau</text:h>
      <text:p text:style-name="Analyse">Travaux d’assainissement (1987-1988).</text:p>
      <text:h text:style-name="Heading_20_3" text:outline-level="3">Musée Jean-Jacques Henner</text:h>
      <text:p text:style-name="Analyse">Mise en place d’une protection anti-intrusion au droit des mitoyens et d’une détection incendie (1987-1988). Travaux de couverture (1987-1988).</text:p>
      <text:p text:style-name="Dates_20_extrêmes">1982-1989</text:p>
      <text:p text:style-name="Cote">20110282/41</text:p>
      <text:h text:style-name="Heading_20_3" text:outline-level="3">Musée national du Moyen-Age, Thermes et Hôtel de Cluny<text:span text:style-name="Footnote_20_Symbol"><text:note text:id="ftn5" text:note-class="footnote"><text:note-citation>5</text:note-citation><text:note-body><text:p text:style-name="Footnote"><text:s/>Photographies.</text:p></text:note-body></text:note></text:span></text:h>
      <text:p text:style-name="Analyse">Cour de la Verrière, aménagement (1978-1979). Réaménagement des salles 12, 13 et 14 (1980-1982). Remise en état des locaux d’accueil du public (1983). Restauration des lucarnes et parties dangereuses des façades sur la cour d’honneur (1983-1984). Restauration de la palestre (1983-1985). Aménagement de l’entrée du public (1984). Altération du portail d’entrée (1984). Restauration des corniches sculptées Cour d’honneur (1986). Mise hors d’eau du versant ouest de l’aile nord et de son retour versant nord (1985-1986). Consolidation du tepidarium et du mur nord du caldarium (1985-1987). Consolidation des ruines du caldarium (1985-1988). Consolidation du pignon nord de la chapelle (1987-1988). Restauration et aménagement de la salle n° 9 (1987). Aménagement de l’appartement de fonction (1988). Réfection des maçonneries de la façade nord (1988). Consolidation de la souche centrale, aile est (1989). Etude de programmation (1986-1989).</text:p>
      <text:p text:style-name="Dates_20_extrêmes">1978-1989</text:p>
      <text:p text:style-name="Cote">20110282/42</text:p>
      <text:h text:style-name="Heading_20_3" text:outline-level="3">Musée Nissim de Camondo</text:h>
      <text:p text:style-name="Analyse">Rénovation des installations de chauffage (1984). Entretien du mur mitoyen côté 65 rue Monceau (1985). Réfection des couvertures du musée (1985-1986). Ravalement de façades de l’hôtel sur le parc Monceau et sur le jardin (1987). </text:p>
      <text:h text:style-name="Heading_20_3" text:outline-level="3">Musée Rodin</text:h>
      <text:p text:style-name="Analyse">Restauration de la façade d’entrée y compris retour partiel, façade latérale de droite (1982). Restauration des façades du portail d’entrée (1982-1983). Restructuration du musée, dont APD (1982-1989). Achèvement de la réfection de la façade principale sur cour et de la façade latérale ouest (1983-1986). Réfection de la façade sur cours entrée nord (1985). Restauration de la façade sur le boulevard des Invalides (1988). Réfection <text:soft-page-break/>des menuiseries façades sud, ouest et est (1988). </text:p>
      <text:h text:style-name="Heading_20_3" text:outline-level="3">Observatoire de Paris</text:h>
      <text:p text:style-name="Analyse">Construction du bâtiment B (1976). Aménagement d’un poste de transformation (1982). Rénovation des ateliers d’artistes n° 6, 7 et 8 (1987-1990).</text:p>
      <text:p text:style-name="Dates_20_extrêmes">1976-1990</text:p>
      <text:p text:style-name="Cote">20110282/43</text:p>
      <text:h text:style-name="Heading_20_3" text:outline-level="3">Opéra Comique, Salle Favart</text:h>
      <text:p text:style-name="Analyse">Plans (s.d.). Création d’un ensemble sonorisation vidéo et interphonie, remplacement du jeu d’orgue et création de quatre locaux « jeu d’orgue », « sono », « vidéo » et « matériels » au 3<text:span text:style-name="T3">ème</text:span> <text:s/>balcon (1982). Remise en état de la salle et de ses annexes (1982-1983). Aménagement d’une cafétéria du personnel au sous-sol (1982). Magasins de décors de l’Opéra comique boulevard Berthier : aménagement d’une salle de répétitions dans l’atelier de peinture (1983). Réfection d’armoires électriques en sous-sol, alimentation et rééquipement des armoires de la salle et des loges des 2<text:span text:style-name="T3">ème</text:span> et 3<text:span text:style-name="T3">ème</text:span> étages : CCTP (1986). Amélioration de l’acoustique de la salle (1988-1989).</text:p>
      <text:h text:style-name="Heading_20_3" text:outline-level="3">Opéra Garnier</text:h>
      <text:p text:style-name="Analyse">Installation des bureaux de la régie de la danse (1977-1979). Construction d’un local de produits dangereux au magasin de décors (1981-1983). Peinture des pourtours de la salle (1982). Restauration des peintures et menuiseries extérieures côté rues Scribe et Auber (1982). Changement des moteurs des équipements scéniques (1982). Remplacement du rideau d’avant-scène (1982). Agrandissement de la fosse d’orchestre (1982). Restauration de la salle des spectacles (1982-<text:span text:style-name="T6">1983). Restauration du graphisme « Académie nationale de musique » en façade de l’Opéra (1982). Remise en état des façades D et F (Haussmann) (1982).</text:span> Réfection de la couverture de la partie administration (1982). Remise en état de la Rotonde Zambelli (1982-1983). Révision des menuiseries extérieures sur les rues Gluck et Halévy (1983). Travaux de ventilation de la salle de l’Opéra de Paris (1983). Rénovation des installations d’équipements scéniques (1983).</text:p>
      <text:p text:style-name="Dates_20_extrêmes">1977-1989</text:p>
      <text:p text:style-name="Cote">20110282/44</text:p>
      <text:p text:style-name="Analyse">Aménagement de la salle Lifar (1984). Aménagement des locaux de la présidence (1985-1986). Remplissage anticorrosion des structures de la cage de scène (1985-1986). Réfection des couvertures côté administration rue Halévy et rotonde Chauviré (1985). Remplacement de la machinerie du rideau de fer (1985-1988). Réfection des colonnes rostrales (1986), de l’installation de sonorisation (1987), des ateliers d’accessoires (1987-1988), du grand lustre (1987-1989), de la couverture de la Rotonde Zambelli (1988-1989). Réaménagement et extension de la bibliothèque-musée (1989-1990).</text:p>
      <text:p text:style-name="Dates_20_extrêmes"><text:soft-page-break/>1984-1990</text:p>
      <text:p text:style-name="Cote">20110282/45</text:p>
      <text:h text:style-name="Heading_20_3" text:outline-level="3">Palais de Chaillot</text:h>
      <text:h text:style-name="Heading_20_4" text:outline-level="4">Parvis</text:h>
      <text:p text:style-name="Analyse">Remise en eau et réfection des bassins du parvis (1982-1983). Mise en place d’un traitement anti-graffiti sur les abords du parvis (1987). Travaux de sécurité, réfection des grands groupes de sculptures de bronze, réfection des socles des statues (1986-1988).</text:p>
      <text:p text:style-name="Analyse"/>
      <text:h text:style-name="Heading_20_4" text:outline-level="4">Aile de Paris </text:h>
      <text:p text:style-name="Analyse">Pavillon d’about : réaménagement (1980-1981). Remise en état des corniches (1983-1985). Pavillon de tête : réfection (1985-1987). Rénovation des châssis verticaux sur jardins (1985-1986). Restauration des dallages du parvis et ravalement de la façade de part et d’autre de la porte dorée (1986-1987).</text:p>
      <text:p text:style-name="Dates_20_extrêmes"/>
      <text:p text:style-name="P25">Musée des monuments français</text:p>
      <text:p text:style-name="Analyse">Reconstitution de maquettes et de moulages (1984-1986). Création d’un atelier enfants-parents (1986-1987). Restauration de peintures murales (1989).</text:p>
      <text:p text:style-name="P25"/>
      <text:p text:style-name="P25">Théâtre national de Chaillot</text:p>
      <text:p text:style-name="Analyse">Rénovation et adaptation (1972-1975). Rénovation des gradins de la grande salle (1983-1985). Réfection des cintres (1984). Aménagement de la fosse d’orchestre pour l’amélioration de la courbe de visibilité de la salle (1984-1986). Equipements techniques nécessaires à la manutention et au stockage des gradins et rehausses (1985). Finition des dernières herses équilibrées et modifications d’équipement scéniques (1985). Révision des 9 baies (1985-1986). Aménagement de l’accès des décors (1985-1987). Réfection partielle des installations de sonorisation du Grand Théâtre (1986-1988). Modifications des régies du Grand théâtre (1989). Création d’un couloir de liaison entre la Grande Salle et la salle Gémier (1989). Remplacement des jeux d’orgue du grand théâtre et du pupitre de commande de la salle Gémier (1989).</text:p>
      <text:p text:style-name="Dates_20_extrêmes">1972-1989</text:p>
      <text:p text:style-name="Cote">20110282/46</text:p>
      <text:h text:style-name="Heading_20_4" text:outline-level="4">Aile de Passy </text:h>
      <text:p text:style-name="Analyse">Mise en conformité de l’électricité (1985-1988). Musée de la Marine : réfection de la verrière de la galerie courbe de l’aile Passy (1985). Musée de l’Homme : aménagement d’un entresolement au 3<text:span text:style-name="T3">ème</text:span> étage du musée de l’homme (1978-1980).</text:p>
      <text:h text:style-name="Heading_20_3" text:outline-level="3">Palais d’Iéna</text:h>
      <text:p text:style-name="Analyse">Rénovation des installations électriques (1985-1987). Rénovation des <text:soft-page-break/>aérothermes de la salle des hypostyles du 1<text:span text:style-name="T3">er</text:span> étage et des pompes de circulation de la chaufferie (1985-1987).</text:p>
      <text:p text:style-name="Dates_20_extrêmes">1978-1987</text:p>
      <text:p text:style-name="Cote">20110282/47</text:p>
      <text:h text:style-name="Heading_20_3" text:outline-level="3">Palais de l’Alma</text:h>
      <text:p text:style-name="P26">Réfection du mur de la clôture sur la rue de l’Université (1982-1983). Réfection des appartements de service (1984). Contrat d’étude des installations de chauffage (1985). Ravalement des façades, cour de la maréchalerie et façade retour du manège côté rue de l’Université (1988). Aménagement de bureaux au rez-de-chaussée et à l'entresol (1989-1991). </text:p>
      <text:p text:style-name="Cote"><text:tab/></text:p>
      <text:h text:style-name="Heading_20_3" text:outline-level="3">Palais de l’Elysée</text:h>
      <text:p text:style-name="P26">Réfection de la loge d’honneur et installation d’un portique (1982). Réfection des façades de la salle des fêtes et création de locaux enterrés (1984). Restauration intérieure de la salle des fêtes et aménagement des annexes (1984). Sécurité du parc et mise en conformité des bureaux du service intérieur du rez-de-chaussée ouest (1984). Modification de la petite verrière du jardin d’hiver (1984-1985).</text:p>
      <text:p text:style-name="P26">Construction d’un local enterré de télécommunications (1984-1985). Réfection des lanternes de la cour d’honneur (1984-1985). Sécurité du parc et mise en conformité des bureaux de sécurité et des bureaux du service intérieur (1984-1986). Eclairage des portraits (1985). Chauffage et ventilation de la crèche (1985-1986). Aménagement de bureau au rez-de-chaussée de l’aile est, bureau de Mme Mitterrand (1985). Restauration des balustrades de la cour de l’est et raccordement pour terrasson (1985). Réfection de l’escalier principal (1986).</text:p>
      <text:p text:style-name="P34">1982-1991</text:p>
      <text:p text:style-name="Cote">20110282/48</text:p>
      <text:h text:style-name="Heading_20_3" text:outline-level="3">Palais-Royal</text:h>
      <text:p text:style-name="Analyse">Réfection des balustrades [photographies] (1980-1981). Réfection de statues (1981-1987). Remise en état de la galerie de Beaujolais endommagée lors de l’attentat contre le Grand Véfour (1984). Travaux hydrauliques et d’assainissement préalables à l’installation de l’œuvre monumentale du sculpteur Buren (1986). Système de protection anti-intrusion (1986-1987). <text:span text:style-name="T5">Etude générale préalable à la restauration du clos et du couvert de la partie Etat : premier rapport consacré aux galeries et péristyles de la cour d'honneur (1986-1989)</text:span><text:span text:style-name="T1">. </text:span>Restauration de la galerie des Proues (1988). Entretien des fontaines (1988).</text:p>
      <text:h text:style-name="Heading_20_4" text:outline-level="4">Comédie Française</text:h>
      <text:p text:style-name="Analyse">Mécanisme scénique (1982-1986). Réfection de la couverture du dôme (1982-1986). Remplacement de balustres (1985). Restauration des locaux du rez-de-chaussée (1988). Travaux annexes au jeu d’orgues (1989).</text:p>
      <text:h text:style-name="Heading_20_4" text:outline-level="4">Conseil constitutionnel</text:h>
      <text:p text:style-name="Analyse"><text:soft-page-break/>Réfection de la couverture côté rue Montpensier (1982) et côté jardin (1982-1983). Remplacement de balustres (1983).</text:p>
      <text:h text:style-name="Heading_20_4" text:outline-level="4">Conseil d’Etat</text:h>
      <text:p text:style-name="Analyse">Aménagement des anciens locaux du ministère de la Culture, rez-de-chaussée et entresol (1983). Aménagement d’anciens locaux du ministère de la Culture (1982-1983).</text:p>
      <text:h text:style-name="Heading_20_4" text:outline-level="4">Ministère de la Culture</text:h>
      <text:p text:style-name="Analyse">Réorganisation du 1 rue de Valois et aménagement d’une salle de cinéma (1984-1986). Décoration du plafond du salon d’attente (1985). Transfert du service de documentation des monuments historiques et aménagement de bureaux (1987). Aménagement des sous-sols de la cour d’honneur (1987). Création d’un nouvel accès 3 rue Valois (1987-1990). Réfection de la peinture du plafond du salon du Roi Jérôme (1989). Restauration du salon des Maréchaux (1988-1989).</text:p>
      <text:p text:style-name="Dates_20_extrêmes">1980-1990</text:p>
      <text:p text:style-name="P32"/>
      <text:h text:style-name="Heading_20_3" text:outline-level="3">Palais du Louvre et Tuileries</text:h>
      <text:h text:style-name="Heading_20_4" text:outline-level="4">Union centrale des arts décoratifs (UCAD)</text:h>
      <text:p text:style-name="P29">20110282/49</text:p>
      <text:p text:style-name="Analyse">Entresolement de la galerie des Tuileries pour l’installation des collections au niveau 2 (1981). Renforcement de la sécurité (1981-1984). Réfection de la couverture (1981-1984). Aménagement des ateliers au niveau -1 (1982). Aménagement des combles en bureaux (1982-1985). Création d’une passerelle au niveau 2 (1982-1984). Pavillon de Marsan niveau 2, aménagement du laboratoire de conservation des textiles (1983). Réfection des installations de chauffage (1983). Aménagement du niveau 1 pour les collections fin XIXème et XXème siècles (1983). Pavillon de Marsan : réfection des couvertures (1983-1984). Aménagement du niveau 2, circuit Moyen-Age – Renaissance (1984-1985). Pavillon de Marsan, Musée de la mode : aménagement des niveaux 5 à 9 : APS scénographie, plans, notes, correspondance (1983-1984).</text:p>
      <text:p text:style-name="Dates_20_extrêmes">1981-1985</text:p>
      <text:p text:style-name="Cote"><text:span text:style-name="Footnote_20_anchor_20__28_user_29_">20110282/50</text:span></text:p>
      <text:h text:style-name="Heading_20_4" text:outline-level="4">Aile Rivoli-Finances</text:h>
      <text:p text:style-name="Analyse">Restauration du pavillon de Rohan (1980). Restauration du groupe sculpté en retour (1983).</text:p>
      <text:h text:style-name="Heading_20_4" text:outline-level="4">Musée du Louvre</text:h>
      <text:p text:style-name="P25">Interventions diverses</text:p>
      <text:p text:style-name="Analyse">Grilles décoratives Saut du Loup (1979). <text:span text:style-name="T5">Aménagement d’un atelier de serrurerie dans la cour Lefuel/Visconti (1979-1981).</text:span> Construction de réserves enterrées sous la cour Visconti (1980-1981) et sous la Cour <text:soft-page-break/>carrée (1980-1983). Plancher de la direction du musée au-dessus de la salle Campana (1980). Vente de vieux plomb en table (1982). Aménagement du poste de contrôle du pavillon Marengo (1982-1983). Installations électriques dans la zone des Antiquités orientales (1983). Sondages préalables aux fouilles archéologiques, au dégagement et à la mise en valeur des vestiges du donjon de Philippe-Auguste et du Palais de Charles V (1983). Bicentenaire des traités de Versailles et de Paris (1983). Restauration de la salle du conseil de la direction des musées de France et de son antichambre (1983-1984). Laboratoire de recherches (1983-1987). <text:span text:style-name="T5">Eclairage de la Cour Carrée (1984).</text:span> Installation d’une rampe dans l’escalier vers la porte Barbet de Jouy (1984-1985). Aménagement d’un poste de contrôle dans les combles des salles Percier et Duchâtel (1983-1986). Installations électriques partie sud de la Cour Carrée et partie est de la cour Visconti (1983). Aménagement de l’agence d’architecture (1982). Egout au droit de la réserve Visconti : sinistre du 16/09/1982. Petits cabinets du département des peintures : ventilation (1983).</text:p>
      <text:p text:style-name="Dates_20_extrêmes">1979-1987</text:p>
      <text:p text:style-name="Analyse"/>
      <text:p text:style-name="Cote"><text:span text:style-name="Footnote_20_anchor_20__28_user_29_">20110282/51</text:span></text:p>
      <text:p text:style-name="P25">Couvertures</text:p>
      <text:p text:style-name="Analyse">Aile nord de la Cour Carrée, pavillons Beauvais, Marengo, Assyriens (1981). Couvertures, brisis, chéneaux, lucarnes et attique aile de Flore (1982-1983). Réfection des couvertures zones sud et sud-est du Pavillon Sully (repérage des profils de moulures) (1982-1985). Aile est de la Cour carrée entre les pavillons dits Petit-Bourbon et Saint-Germain l’Auxerrois (1983). Statuaire parties hautes du palais (1983). Pavillon Sully, zones nord et nord-est, travaux de sculpture (1983-1984). Pavillon des Arts (1984). Aile est de la Cour Carrée, pavillon des Assyriens et pavillon Saint-Germain-l’Auxerrois (1984). </text:p>
      <text:p text:style-name="Analyse"/>
      <text:p text:style-name="P25">Façades</text:p>
      <text:p text:style-name="Analyse">Réfection de la façade est du pavillon des Assyriens (1981-1982). Aile de Flore, côté Seine (1981-1983). Pavillon des Etats : balustrades et sculptures [photographies] (1982-1984). Pavillon Sully : suppression du lanterneau vitré et remplacement par un terrasson en plomb (1982-1984). Ravalement du Pavillon Daru (1983). </text:p>
      <text:p text:style-name="Dates_20_extrêmes"/>
      <text:p text:style-name="P25">Salles d’exposition</text:p>
      <text:p text:style-name="Analyse">Réaménagement des salles romaines (1980-1983). Réfection de la salle du Manège (1982). Mise en sécurité des fenêtres de la Galerie Campana (1982-1983). Fermeture des œils de bœuf de la galerie d’Apollon (1982-1984). Second étage de la Cour Carrée : réfection des menuiseries et mise en sécurité des fenêtres (1982-1984). Aménagement de la troisième salle étrusque, mission Grand Louvre (1983-1984). Restauration du plafond de la salle Camondo (1984-1985). Restitution des plafonds peints des salles Thiers-Schlichting-Rothschild (1987). Remise en état des salles Duchâtel, du salon Carré, de la grande Galerie et de la galerie de Flore <text:soft-page-break/>(1987).</text:p>
      <text:p text:style-name="Dates_20_extrêmes">1980-1987</text:p>
      <text:p text:style-name="P36"><text:span text:style-name="Footnote_20_anchor_20__28_user_29_">20110282/52</text:span></text:p>
      <text:p text:style-name="P25">Cour Carrée</text:p>
      <text:p text:style-name="Analyse">Aménagement de l’atelier de restauration des peintures dans le pavillon dit Petit-Bourbon (1980-1983). Deuxième étage de la Cour Carrée, aile nord et demi-aile ouest : plans (1980-1981) ; réfection des menuiseries extérieures et mise en sécurité des fenêtres (1982-1983) ; aménagement des salles de peinture (1980-1988) ; mise au jour, étaiement et restauration des plafonds peints (1986-1987) ; installation de portes coupe-feu : DOE (1984-1985).</text:p>
      <text:p text:style-name="Dates_20_extrêmes">1980-1988</text:p>
      <text:p text:style-name="P36"><text:span text:style-name="Footnote_20_anchor_20__28_user_29_">20110282/53</text:span></text:p>
      <text:h text:style-name="Heading_20_4" text:outline-level="4">Jardin des Tuileries</text:h>
      <text:p text:style-name="Analyse">Entretien et rénovation du jardin (1979-1987) : plan d’aménagement directeur du jardin, règlement et surveillance du jardin, vols et dégradations, abattage et plantation d’arbres, réfection des allées, des bassins, des statues, protection des abords, aménagement de la place du Louvre et statue du Bernin, arc de triomphe du Carrousel, projet de passerelle Louvre-Orsay.</text:p>
      <text:h text:style-name="Heading_20_4" text:outline-level="4">Orangerie</text:h>
      <text:p text:style-name="Analyse">Fondations : plans (1975-1981). Restauration des vitrages intérieurs du musée (1982). Aménagement du sas du hall d’entrée (1981-1982). Supplément de travaux (éclairage zénithal) (1982). Consolidation, remise en état (1979-1980). Climatisation, compresseurs (1976). Restauration après sinistre (1980).</text:p>
      <text:p text:style-name="Dates_20_extrêmes">1975-1987</text:p>
      <text:p text:style-name="P36"><text:span text:style-name="Footnote_20_anchor_20__28_user_29_">20110282/54</text:span></text:p>
      <text:h text:style-name="Heading_20_3" text:outline-level="3">Palais de Tokyo</text:h>
      <text:p text:style-name="Analyse">Aménagement du local de réserve dit « Chevalet » au sous-sol [opération annulée] (1980-1982). Etudes préliminaires à l’installation de l’Ecole du Louvre, établissement d’un dossier photographique et d’une maquette (1983-1985). Aménagement des salles d’exposition du 1<text:span text:style-name="T3">er</text:span> étage (étage des donateurs) (1984-1985). Travaux de sondages pour rechercher la composition des fondations du parvis (1985-1986).</text:p>
      <text:h text:style-name="Heading_20_3" text:outline-level="3">Panthéon</text:h>
      <text:p text:style-name="Analyse">Réfection de la couverture de la coupole du transept nord, versant nord et sud, du péristyle, versant nord de la nef (1980). Consolidation provisoire de deux grandes verrières (1980). Restauration de la salle des Evêques [photographies] (1983-1984). Découverte et restauration de plans du XVIIIème siècle (1985). Restauration des côtés sud et ouest du croisillon sud (1985-1986). Restauration du sud du chœur et du côté est du <text:soft-page-break/>croisillon sud (1985-1987).</text:p>
      <text:p text:style-name="Dates_20_extrêmes">1980-1987</text:p>
      <text:p text:style-name="Analyse"/>
      <text:p text:style-name="Cote">20110282/55</text:p>
      <text:p text:style-name="Analyse">Restauration des verrières et voûtes (1986). Réalisation de l’amovibilité des grilles du tombeau et réfection partielle du parvis (1987-1988). Restauration de deux escaliers d’accès au dôme, versant est et ouest et des façades adjacentes du transept (1987-1988). Construction du tombeau de Jean Monnet (1988). </text:p>
      <text:h text:style-name="Heading_20_3" text:outline-level="3">Sainte-Chapelle</text:h>
      <text:p text:style-name="Analyse">Installation d’un éclairage de sécurité devant permettre l’utilisation de la chapelle haute pour des manifestations publiques (1973-1974). Restauration des parements, imperméabilisation de la pierre et travaux de sculpture sur la façade ouest [photographies] (1980). Travaux divers : comptes rendus de réunions de chantier (1981-1984). Restauration de la couverture du versant nord [photographies] (1982-1983). Aménagement de la courette nord [photographies] (1982-1983). Restauration des fenestrages de la 1ère baie sud [photographies] (1982-1984). Remise en état de la terrasse au dessus de la rose sud [photographies] (1982-1984). Restauration des 5ème et 6ème baies sud (1983-1988). Poursuite de la restauration du narthex de la chapelle haute : doubleaux et parements extérieurs (1985-1986). Restauration des voûte du narthex et réfection de la terrasse en plomb du narthex (1983). Restauration de la couverture du versant nord (1981-1982). Restaurations diverses : gargouilles, balustrades, menuiseries, serrurerie (1987). Remise en état de la balustrade de l’oratoire (1983). Réalisation d’un tambour d’entrée et d’un garde corps dans la chapelle haute [photographies] (1983). Remise en état des médaillons peints quadrilobes [photographies] (1983). Restauration de la crête en plomb [photographies] (1984). Sondages dans la chapelle des Girondins (1987). Etat des gargouilles (1987).</text:p>
      <text:p text:style-name="Dates_20_extrêmes">1973-1988</text:p>
      <text:p text:style-name="Cote">20110282/56</text:p>
      <text:h text:style-name="Heading_20_3" text:outline-level="3">Théâtre de l’Est parisien (TEP)</text:h>
      <text:p text:style-name="Analyse">Aménagement d’une salle de répétition : CCTP, ,marchés et plans d'ingénierie (1981). Transformation en salle de spectacle de 400 places : APD, notes, correspondance (1978-1983), DCE (1982 et 1984), permis de construire (1983). <text:span text:style-name="T5">Restructuration du théâtre (1984).</text:span> Acquisition de mitoyenneté (1979-1988). </text:p>
      <text:p text:style-name="Dates_20_extrêmes">1978-1988</text:p>
      <text:p text:style-name="Cote">20110282/57</text:p>
      <text:p text:style-name="Analyse">transformation en salle de spectacle : DCE-PEO (1984).</text:p>
      <text:p text:style-name="Dates_20_extrêmes">1984</text:p>
      <text:p text:style-name="Cote">20110282/58</text:p>
      <text:p text:style-name="Analyse">Marchés de maîtrise d’œuvre, OPC, contrôle technique, reconnaissance des sols et démolition (1984-1985). Marchés de travaux (1985-1987). 1% <text:soft-page-break/>artistique (1987). Extension du théâtre : marchés de travaux (1993-1994).</text:p>
      <text:p text:style-name="Dates_20_extrêmes">1984-1994</text:p>
      <text:p text:style-name="Cote">20110282/59</text:p>
      <text:h text:style-name="Heading_20_3" text:outline-level="3">Théâtre national de l’Odéon</text:h>
      <text:p text:style-name="Analyse">Remise en état de la machinerie du théâtre (1982-1983). Nouvelles cabines de jeux d’orgue et régie son (1983). Réfection des façades (1984). Réfection du cadre de scène et de ses accessoires (1985). Sauvegarde d’urgence du deuxième balcon (1985). Réfection du cadre de scène et de ses accessoires (1985-1986). Plan masse (s.d.). </text:p>
      <text:h text:style-name="Heading_20_3" text:outline-level="3">Val-de-Grâce</text:h>
      <text:p text:style-name="P30">Restauration du pavillon sud de la cour d’honneur (1978-1979). Restauration de la cour d’honneur (1979). Réfection des corniches et des couvertures du cloître (1979). Restauration de la façade sud du cloître (1986). Restauration des sculptures de Buyster sur les parties extérieures de l’église, tambour et chapelle (1986). Rapports relatifs à des études préalables : restauration des galeries du cloître et de la salle capitulaire (1986), restauration de la façade nord de l’aile nord du cloître (1989), <text:s/>restauration des façades et toitures des bâtiments 05 et 005 et achèvement restauration façade ouest du bâtiment 004 (1989-1990). Aile sud du cloître : achèvement de la restauration (1987), restauration de la façade nord (1987), aménagement de la galerie du 1<text:span text:style-name="T3">er</text:span> étage (1987), réfection de la couverture du brisis et du terrasson sud et remise en état du brisis et du terrasson nord (1988). Pavillon sud-est du cloître : restauration de la façade est et remplacement de croisées (1988-1989). Restauration de l’aile ouest du cloître, façade est et couverture (1989). Assainissement de la façade nord aile sud du cloître (1989). Assainissement de la façade de l’aile sud du cloître et du pavillon sud-est (1989). Nef et transept : restauration des vitraux (1989-1990).</text:p>
      <text:h text:style-name="Heading_20_4" text:outline-level="4">Chapelle dite du Saint-Sacrement</text:h>
      <text:p text:style-name="P30">Restauration du tambour du dôme (1978-1983). Restauration des peintures de Mignard sous la coupole (1980-1986). Réfection de la terrasse en plomb du dôme de la chapelle et des couvertures de deux tourelles (1987). Lavage des façades de la chapelle (1989). </text:p>
      <text:p text:style-name="P31">1978-1990</text:p>
      <text:h text:style-name="Heading_20_2" text:outline-level="2">Seine-et-Marne (77)</text:h>
      <text:p text:style-name="Cote">20110282/60</text:p>
      <text:h text:style-name="Heading_20_3" text:outline-level="3">Champs-sur-Marne – Domaine national</text:h>
      <text:p text:style-name="Analyse">Humidification du salon chinois (1979). Régénération du parc et restauration du tapis vert (1982-1983). Remise en état de la statuaire du parc (1983). Réfection de la couverture de l’aile nord de la cour de la ferme (1984-1985). Rajeunissement et replantation du parc (1985).</text:p>
      <text:h text:style-name="Heading_20_3" text:outline-level="3"><text:soft-page-break/>Fontainebleau – Archives nationales, Cité interministérielle des archives, puis Cité des archives contemporaines</text:h>
      <text:p text:style-name="Analyse">Choix du site et de l’architecte, programme, financement (1962, 1967-1982). Construction d’un dépôt d’archives provisoire (1970-1972) et construction de l’unité 1 de stockage des archives (1974-1975) : suivi des travaux.</text:p>
      <text:p text:style-name="Dates_20_extrêmes">1962-1985</text:p>
      <text:p text:style-name="Cote">20110282/61</text:p>
      <text:p text:style-name="Analyse">Construction de l’unité 2 : DCE, présentation à la CSM, suivi des travaux (1980-1985). Transfert d’un bâtiment d’archives provisoire des Archives nationales (Paris) à la Cité des archives contemporaines (1988).</text:p>
      <text:p text:style-name="Dates_20_extrêmes">1980-1988</text:p>
      <text:p text:style-name="Cote"/>
      <text:p text:style-name="Cote">20110282/62</text:p>
      <text:h text:style-name="Heading_20_3" text:outline-level="3">Fontainebleau – Domaine national</text:h>
      <text:p text:style-name="P25">Château</text:p>
      <text:p text:style-name="Analyse">Restauration des façades et couvertures du pavillon de Maintenon, porte Dorée (1979-1980). Reconstitution de la grille de la loggia au 1<text:span text:style-name="T3">er</text:span> étage de la porte Dorée (1980). Restauration des croisées de la façade du Fer à Cheval (1981). Couverture de l’aile des Reines Mères (1981-1983). Ravalement de la Cour des Princes (1981-1983). Aile des Princes : aménagement des réserves au 2<text:span text:style-name="T3">ème</text:span> étage (1981-1984). Aile Maintenon : réfection de la loggia de l’appartement de Madame de Maintenon (1982). Création d’un poste de transformation dans l’aile des Reines Mères (1984-1987).</text:p>
      <text:p text:style-name="P27">Réhabilitation de divers locaux sur la Cour ovale, Cour des Princes et aménagement de circulation (1980-1983). Aménagement des réserves au deuxième étage de l’aile des Princes (1984). Pavillon de Maintenon – Porte Dorée, restauration des façades et couvertures (1979-1980). Réfection de la loggia de l’appartement de Madame de Maintenon (1982-1983). Façade du Fer à Cheval : travaux de couverture (1981-1983) et restauration des croisées (1981).</text:p>
      <text:p text:style-name="Dates_20_extrêmes"/>
      <text:p text:style-name="P26">Restauration du salon des laques (1980-1982). Restitution de l’estrade de la salle de bal (1982-1983). Nettoyage et aménagement de locaux au quartier Henri IV (1983). Réparation du fronton du pavillon central (1983-1984). Restauration du porche devant la nouvelle sortie des visiteurs (1984). Boudoir de la Reine, restauration du trumeau à glace sans tain (1985-1987). Restauration de l’appartement du Pape (1987-1989). Chapelle de la Trinité : repose des vitraux du premier étage côté jardin de Diane (1985-1987) et projet d’étude préalable sur les stalles de la tribune (1987). Restauration du pavillon des orgues, deuxième tranche (1987). Aile des ministres : restauration du pavillon des orgues (1987-1989). Refixage des fresques de la salle de bal (1988).</text:p>
      <text:p text:style-name="Dates_20_extrêmes">1979-1988</text:p>
      <text:p text:style-name="P25"/>
      <text:p text:style-name="Cote"><text:soft-page-break/>20110282/63</text:p>
      <text:p text:style-name="Analyse"/>
      <text:p text:style-name="P25">Château (suite)</text:p>
      <text:p text:style-name="Analyse">Aménagement du Musée napoléonien dans l’aile Louis XV (1980-1985).</text:p>
      <text:p text:style-name="Dates_20_extrêmes"/>
      <text:p text:style-name="P25">Parc</text:p>
      <text:p text:style-name="Analyse"><text:span text:style-name="T5">Régénération du parc et aménagement de l’allée d’Avon (1981-1983).</text:span> Réparation d’une statue dans le jardin de Diane face à la fontaine (1984). Restauration des statues des mois de l’année (1983-1985). Moulage de la statue du Tibre (1985). Mesures d’urgence après l’effondrement du mur Lariboisière (1984). Curage de l’Etang des Carpes (1982). Restauration de la Grande Prairie (1986-1987). Restauration de l’allée de Maintenon (1987). Aménagement d’un socle pour la statue du Tibre dans le bassin de Romulus (1987).</text:p>
      <text:p text:style-name="Dates_20_extrêmes">1980-1987</text:p>
      <text:h text:style-name="Heading_20_3" text:outline-level="3">Jossigny – Château</text:h>
      <text:p text:style-name="Analyse">Restauration du décor du fronton de la grille principale de la cour d’honneur (1983-1985).</text:p>
      <text:h text:style-name="Heading_20_3" text:outline-level="3">Meaux – Cathédrale</text:h>
      <text:p text:style-name="Analyse">Plans (1972-1981). <text:span text:style-name="T5">Mise hors d’eau et clôture de l’édifice : vitraux, couverture (1982).</text:span></text:p>
      <text:p text:style-name="P33"/>
      <text:h text:style-name="Heading_20_3" text:outline-level="3">Provins – Ancien couvent des Cordelières (Bibliothèque nationale)</text:h>
      <text:p text:style-name="P26">Aménagements extérieurs, restauration de la couverture de l’aile centrale, aménagement de magasin de stockage dans le bâtiment D et travaux de voirie (1982-1987). Aménagement de l’aile ouest partie nord, création d’un escalier de secours et isolation des combles du bâtiment D (1987-1988).</text:p>
      <text:h text:style-name="Heading_20_2" text:outline-level="2">Yvelines (78)</text:h>
      <text:h text:style-name="Heading_20_3" text:outline-level="3">Bois d’Arcy – Batterie (Centre national de la cinématographie)</text:h>
      <text:p text:style-name="Cote">20110282/64</text:p>
      <text:p text:style-name="Analyse">Construction d’une réserve de films (bâtiment D) (1979-1980). Construction d’un bâtiment de laboratoires (1981-1984) (photographies, s.d.). </text:p>
      <text:p text:style-name="Dates_20_extrêmes">1979-1984</text:p>
      <text:p text:style-name="Cote">20110282/65</text:p>
      <text:p text:style-name="Analyse">Construction de cellules de stockage de films nitrate (1983, 1986-1990). Travaux de sécurité (1988). <text:span text:style-name="T1">Réhabilitation du casernement central : étude de programmation (1985), étude de faisabilité, DCE : plans et correspondance (1988-1991).</text:span></text:p>
      <text:p text:style-name="P34">1983-1991</text:p>
      <text:p text:style-name="Cote">20110282/66</text:p>
      <text:h text:style-name="Heading_20_3" text:outline-level="3"><text:soft-page-break/>Magny-les-Hameaux – Musée des Granges de Port-Royal</text:h>
      <text:p text:style-name="Analyse">Interventions diverses : procès-verbaux de réunion, correspondance (1982-1989). Aménagement des accès et réfection des murs et clôtures (1983-1984). Projets de panneaux de signalisation (1984). Ferme des Granges : travaux de première urgence et extension du musée (1985). <text:span text:style-name="T1">Restauration du parc (1987-1988).</text:span></text:p>
      <text:h text:style-name="Heading_20_3" text:outline-level="3">Marly-le-Roi – Domaine national</text:h>
      <text:p text:style-name="Analyse">Mise en place de moulages des chevaux de Coustou à l’emplacement d’origine des sculptures, au-dessus de l’abreuvoir (1985-1986). Remise en place de la balustrade du XVIIIème siècle sur la terrasse de l’abreuvoir (1988).</text:p>
      <text:h text:style-name="Heading_20_3" text:outline-level="3">Montigny-le-Bretonneux – Fort de Saint-Cyr</text:h>
      <text:h text:style-name="Heading_20_4" text:outline-level="4">Archives photographiques</text:h>
      <text:p text:style-name="Analyse">Aménagement de la photothèque : DCE, marchés de travaux (1981-1984).</text:p>
      <text:p text:style-name="Dates_20_extrêmes">1981-1989</text:p>
      <text:p text:style-name="Cote">20110282/67</text:p>
      <text:h text:style-name="Heading_20_4" text:outline-level="4">Centre national de la cinématographie</text:h>
      <text:p text:style-name="Analyse"><text:span text:style-name="T5">Contrat d’étude pour l’aménagement de la « Cathédrale » (bâtiment G) et du bâtiment E pour le stockage de films acétate et l’installation de bureaux (1983-1991).</text:span> Aménagement du studio Alexandre Alexeieff et d’autres locaux (1988-1991).</text:p>
      <text:p text:style-name="Dates_20_extrêmes">1983-1991</text:p>
      <text:h text:style-name="Heading_20_4" text:outline-level="4">Centre de calcul du ministère de la Culture</text:h>
      <text:p text:style-name="P26">Programmation, marché de maîtrise d’œuvre, permis de construire, suivi du projet (1984). DCE : pièces écrites et plans (1984). Marchés de travaux (1984-1987).</text:p>
      <text:p text:style-name="P34">1984-1987</text:p>
      <text:p text:style-name="Cote">20110282/68</text:p>
      <text:p text:style-name="P26">Marchés de travaux (1984-1987) . DOE : plans (1985).</text:p>
      <text:p text:style-name="Analyse"/>
      <text:h text:style-name="Heading_20_3" text:outline-level="3">Poissy – Villa Savoye</text:h>
      <text:p text:style-name="Analyse">Plan de nivellement (1989). Aménagement du parc (1988-1989).</text:p>
      <text:h text:style-name="Heading_20_3" text:outline-level="3">Rambouillet - Château</text:h>
      <text:p text:style-name="Analyse">Plan du parc de Rambouillet (s.d.). Aménagement d’un nouveau standard téléphonique (1983). Projet de mise en place d’un système de détection de présence (1983-1984). Rénovation du mur de clôture (1985). Rénovation des chambres n° 8 à 17. Travaux de couverture (1988). Assainissement du château et création d’un réseau de drainage des quinconces (1988).</text:p>
      <text:p text:style-name="Dates_20_extrêmes"><text:soft-page-break/>1983-1989</text:p>
      <text:p text:style-name="Cote">20110282/69</text:p>
      <text:h text:style-name="Heading_20_3" text:outline-level="3">Saint-Arnoult-en-Yvelines – Moulin de Villeneuve (Fondation Elsa Triolet – Aragon)</text:h>
      <text:p text:style-name="Analyse">Expéditions d’actes notariés, dont l’achat du moulin par Elsa Kagan (1949, 1966). Travaux de restauration et d’aménagement des bâtiments, du par cet du système hydraulique notes, correspondance, étude de faisabilité, APS et relevés de géomètre (1986-1989).</text:p>
      <text:h text:style-name="Heading_20_3" text:outline-level="3">Saint-Germain-en-Laye – Domaine national</text:h>
      <text:p text:style-name="Analyse">Grande Terrasse : sauvegarde du mur de soutènement (1983), acquisition de terrains (1980-1984, 1990). Mise en place d’un système de sécurité anti-effraction (1983-1986). Aménagement d’un appartement (1985). Réfection de logements (1987). Etude des carrières souterraines (1987). Travaux de couverture : étude prospective (1989).</text:p>
      <text:h text:style-name="Heading_20_3" text:outline-level="3">Thiverval-Grignon – Institut national agronomique</text:h>
      <text:p text:style-name="Analyse">Réfection et peinture des menuiseries extérieures du château (1979-1982). Projet d’aménagement des abords du château (1987).</text:p>
      <text:p text:style-name="Dates_20_extrêmes">1979-1990</text:p>
      <text:p text:style-name="Cote">20110282/70</text:p>
      <text:h text:style-name="Heading_20_3" text:outline-level="3">Versailles – Camp de Satory </text:h>
      <text:p text:style-name="Analyse">Restauration du Mur des Fédérés (1984).</text:p>
      <text:h text:style-name="Heading_20_3" text:outline-level="3">Versailles – Domaine national</text:h>
      <text:p text:style-name="Analyse">Hôtel Pompadour : plans (1968-1973). Réfection des croisées de l’orangerie (1982-1984). Réfection des façades du manège (1981-1984). Ravalement et restauration de la façade nord et du corps central (1983-1984). Curage du ru de Gally et réfection des berges (1983). Pavillon des Sources : aménagement d’un bureau et d’un studio (1983). Taille de buis, ifs et charmilles (1983). Aile sud des ministres : travaux dans le logement n° 38 et l’escalier n° 8 (1982). Réfection de la peinture de divers bâtiments (1984-1985). <text:span text:style-name="T5">Petit équipement et logement du personnel (1984).</text:span> Démolition des anciennes serres de Jussieu à Trianon et du mail à Versailles (1984). Réparation des 14 derniers bustes de la Cour Royale (1984). Restauration des façades et des cours intérieures dans l’aile nord, cour de la Smalah (1984). Petit degré du Roi : reconstitution du décor en trompe-l’œil (1985). <text:span text:style-name="T5">Réfection des réseaux d’évacuation des eaux (1988-1990).</text:span> Amélioration de l’accessibilité du domaine aux personnes handicapées (1988). Rapport sur le parc, par P. Bigot, ABCPN [1988].</text:p>
      <text:h text:style-name="Heading_20_4" text:outline-level="4">Service des eaux et fontaines</text:h>
      <text:p text:style-name="Analyse">Plans du système hydraulique de Versailles (1968-1988). Alimentation du réservoir nord de Montbauron par le Grand Canal (1982). Liaison <text:soft-page-break/>Place d’Armes-Montbauron (1983). Présentation du système hydraulique du Grand Versailles et dossier documentaire (1988). Programmation de travaux (1988). Bassins des dames romaines : projet de rénovation (1988). Projet de création d’un réseau spécifique pour le retour au grand Canal des eaux de trop plein des bassins [1989].</text:p>
      <text:p text:style-name="Dates_20_extrêmes">1968-1989</text:p>
      <text:p text:style-name="Dates_20_extrêmes"/>
      <text:p text:style-name="Cote"/>
      <text:p text:style-name="Cote">20110282/71</text:p>
      <text:h text:style-name="Heading_20_2" text:outline-level="2">Essonne (91)</text:h>
      <text:h text:style-name="Heading_20_3" text:outline-level="3">Chamarande - Château</text:h>
      <text:p text:style-name="Analyse">Clos et couvert : DCE (1980).</text:p>
      <text:h text:style-name="Heading_20_3" text:outline-level="3">Souzy-la-Briche – Château (RP)</text:h>
      <text:p text:style-name="Analyse">Rénovation du comble (1983).</text:p>
      <text:p text:style-name="P2"/>
      <text:h text:style-name="Heading_20_2" text:outline-level="2">Hauts-de-Seine (92)</text:h>
      <text:p text:style-name="Analyse"/>
      <text:h text:style-name="Heading_20_3" text:outline-level="3">Meudon – Domaine national</text:h>
      <text:p text:style-name="Standard"/>
      <text:p text:style-name="Analyse">Eclairage de la place Janssen (1975). Restauration de la Grande Perspective (1982).</text:p>
      <text:p text:style-name="Dates_20_extrêmes"/>
      <text:h text:style-name="Heading_20_3" text:outline-level="3">Meudon – Villa des Brillants</text:h>
      <text:p text:style-name="P68">Nettoyage des fresques de la salle de bain (1989).</text:p>
      <text:h text:style-name="Heading_20_3" text:outline-level="3"/>
      <text:h text:style-name="Heading_20_3" text:outline-level="3">Rueil-Malmaison – Domaine national de Malmaison</text:h>
      <text:p text:style-name="P26">Parc : réseau d’arrosage et réfection d’allées (1982). Remise en état du parc de Bois Préau, restauration des ouvrages des sources (1982). Reconstitution de la terrasse sud de la roseraie (1982-1983). Elagage et restauration des jardins de Malmaison (1983-1985). Orangerie des Œillets : réfection des couvertures et maçonneries (1983-1985). Remise en état des menuiseries extérieures de la façade du château et de la façade de la première conciergerie de Bois-Préau (1984). Pavillon des Œillets : aménagements de divers locaux communs aux services d’architecture et à la conservation du musée (1984-1985), réfection du terrasson central et du lanterneau (1984-1986). Château de Malmaison : restauration du décor peint de la salle à manger (1985). Parc : restauration de la statue de Neptune (1985). Etude préalable au réaménagement de l’Orangerie de Bois-Préau (1988-1989). Remise en état du mur nord de la cour <text:soft-page-break/>d’honneur (1989). Bois-Préau : réfection du plancher haut de la salle Gérardot de Sermoise (1989-1990). Remise en état du parc et des bâtiments après la tempête du 3 février 1990 [photographies] (1990-1991). Parc : réfection du pont sur la rivière anglaise (1990-1993). Pavillon d’été : réfection extérieure (1990-1991).</text:p>
      <text:p text:style-name="Dates_20_extrêmes">1975-1993</text:p>
      <text:p text:style-name="Dates_20_extrêmes"/>
      <text:p text:style-name="Cote">20110282/72</text:p>
      <text:h text:style-name="Heading_20_3" text:outline-level="3">Saint-Cloud – Domaine national</text:h>
      <text:p text:style-name="Analyse">Réhabilitation du parc et de l’étang de Villeneuve (1983-1984). Remise en état de la serre n°3 de Sèvres (1984). Remise en état du bassin de Breteuil (1984-1985). Travaux forestiers (1984-1986). Réfection des intérieurs du pavillon de la « Grille de combat » (1989). Reconstruction du pont de Chamillard (1986-1987). Reconstruction du pont de Chamillard (1987-1990).</text:p>
      <text:p text:style-name="Dates_20_extrêmes"/>
      <text:h text:style-name="Heading_20_3" text:outline-level="3">Sèvres – Manufacture</text:h>
      <text:p text:style-name="Analyse">Projet de salle audiovisuelle (1979-1980). Aménagement de deux salles au 1<text:span text:style-name="T3">er</text:span> étage de l’escalier nord, côté manufacture et côté Seine (1981). Remise en état des menuiseries du bâtiment 7 (1987-1988). Contrat d’étude préalable à la restauration de la salle du Traité et de l’escalier principal (1988-1989).</text:p>
      <text:p text:style-name="Dates_20_extrêmes"/>
      <text:h text:style-name="Heading_20_3" text:outline-level="3">Suresnes – Fort du Mont-Valérien</text:h>
      <text:p text:style-name="Analyse">Bâtiment 1812 : remise en état de l’aile ouest (1973), travaux de couverture et restauration des façades (1977).</text:p>
      <text:p text:style-name="Dates_20_extrêmes">1973-1990</text:p>
      <text:p text:style-name="Analyse"/>
      <text:p text:style-name="Cote">20110282/73</text:p>
      <text:h text:style-name="Heading_20_2" text:outline-level="2">Val-de-Marne (94)</text:h>
      <text:h text:style-name="Heading_20_3" text:outline-level="3">Vincennes – Château</text:h>
      <text:p text:style-name="Analyse">Interventions diverses, affectation des bâtiments (1969-1972).</text:p>
      <text:h text:style-name="Heading_20_4" text:outline-level="4">Donjon</text:h>
      <text:p text:style-name="P26">Travaux sur les fossés (1970-1973 et 1980). Restauration des 4<text:span text:style-name="T3">ème</text:span> et 5<text:span text:style-name="T3">ème</text:span> étages (1971). Aménagement des casemates et remise en état du sol de la cour (1971). Restauration des trois premiers niveaux visitables (1980). Restauration du grand portail (1980). Reconstruction du mur d’enceinte du fossé nord (courtine nord) (1980-1988). Remise en état du tablier du pont-levis (1982-1983). Pavage de la cour (1983-1984). Mise en conformité du grand chemin de ronde du premier étage (1986-1988).</text:p>
      <text:h text:style-name="Heading_20_4" text:outline-level="4">Sainte-Chapelle</text:h>
      <text:p text:style-name="Analyse"><text:soft-page-break/>Interventions diverses (1970-1973). Restauration des vitraux (1980-1981). Alimentation électrique (1983-1984). Restauration de la façade ouest (1984-1986). Consolidation des torchères (1987).</text:p>
      <text:h text:style-name="Heading_20_4" text:outline-level="4">Tour du Roi</text:h>
      <text:p text:style-name="Analyse">Travaux de restauration sur les façades (1982-1985).</text:p>
      <text:h text:style-name="Heading_20_4" text:outline-level="4">Tour du Village</text:h>
      <text:p text:style-name="Analyse">Interventions diverses (1970-1972). Installation du CNRS (1986-1987).</text:p>
      <text:h text:style-name="Heading_20_4" text:outline-level="4">Pavillon de la Reine</text:h>
      <text:p text:style-name="Analyse">Restauration des façades (1979). Restauration de la chambre et du cabinet de travail de Mazarin (1982-1987).</text:p>
      <text:h text:style-name="Heading_20_4" text:outline-level="4">Pavillon du Roi</text:h>
      <text:p text:style-name="P28">Interventions diverses (1969-1976). Reconstitution des appartements d'apparat (1970-1972). Restauration intérieure escalier nord et prolongement de la galerie technique centrale au sous-sol (1972). Restauration et aménagement du deuxième salon, au premier étage (1976-1978). Restauration d’une armoire du XVIIIème siècle provenant du garde-meuble de la Couronne (1979-1981). Restauration des éléments du décor du XVIIème siècle dans le salon d’honneur (1988).</text:p>
      <text:p text:style-name="Dates_20_extrêmes"/>
      <text:p text:style-name="Analyse">Projet de restauration du garde-corps du chemin de ronde entre le pavillon de la Reine et la Tour du Bois (1988). Mise en conformité des paratonnerres (1988).</text:p>
      <text:p text:style-name="Dates_20_extrêmes">1969-1988</text:p>
      <text:p text:style-name="Cote"/>
      <text:p text:style-name="Cote">20110282/74</text:p>
      <text:h text:style-name="Heading_20_2" text:outline-level="2">Val-d’Oise (95)</text:h>
      <text:h text:style-name="Heading_20_3" text:outline-level="3">Ecouen – Château</text:h>
      <text:p text:style-name="Analyse">Aménagement de salles et de réserves visitables dans les combles (1977-1985). Aménagement de la conservation au deuxième étage de l’aile sud (1981-1983). Restauration du pont sur la douve ouest (1982) (photographies). Modification d’éléments sculptés (1982). Réfection de murs d’enceinte et maçonneries diverses (1982-1983). Consolidation du tunnel nord, de la douve occidentale et des clôtures (1977-1981). Restauration des logements de gardien (1980-1982) (photographies). Réfection de l’escalier sud-ouest du premier étage jusqu’aux combles [photographies] (1982-1983). Reprise du mur de soutènement à l’entrée du château (1983-1985). Pavillon nord-est, cheminée du « Sacrifice de Saül » : restauration de peintures (1983-1985). Couverture du pavillon nord-est (1983). Assainissement de la cour d’honneur (1983-1984). Réfection du mur de clôture (1987). Projet de création d’un système chauffage dans la chapelle (1988). Création de deux allées dans le parc (1988). Aménagement des combles nord du musée en réserves (1988). Etude préalable à la réfection des couvertures du comble nord (1988-<text:soft-page-break/>1989). Restauration des parquets des appartements de Madeleine de Savoie (1989). </text:p>
      <text:h text:style-name="Heading_20_3" text:outline-level="3">Ecouen – Fort</text:h>
      <text:p text:style-name="Analyse">Construction d’un logement de gardien (1975-1982).</text:p>
      <text:h text:style-name="Heading_20_3" text:outline-level="3">Saint-Ouen-l’Aumône – Abbaye de Maubuisson</text:h>
      <text:p text:style-name="Analyse">Plans (1979).</text:p>
      <text:p text:style-name="Dates_20_extrêmes">1975-19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style:font-name="Tahoma" fo:font-family="Tahoma" style:font-family-generic="swiss" style:font-pitch="variable" fo:font-style="italic" style:font-style-asian="italic"/>
    </style:style>
    <style:style style:name="Index" style:family="paragraph" style:parent-style-name="Standard" style:class="index">
      <style:text-properties style:font-name="Tahoma" fo:font-family="Tahoma" style:font-family-generic="swiss" style:font-pitch="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Times New Roman" fo:font-family="'Times New Roman'"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16pt" fo:font-weight="normal" style:font-weight-asian="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Arial" style:font-family-generic-asian="modern" style:font-size-asian="14pt"/>
    </style:style>
    <style:style style:name="Heading_20_3" style:display-name="Heading 3" style:family="paragraph" style:parent-style-name="Heading_20__28_user_29_" style:next-style-name="Text_20_body" style:default-outline-level="3" style:class="text">
      <loext:graphic-properties draw:fill="none"/>
      <style:paragraph-properties fo:margin-left="1.3cm" fo:margin-right="0cm" fo:margin-top="0.423cm" fo:margin-bottom="0.212cm" loext:contextual-spacing="false" fo:text-align="justify" style:justify-single-word="false" fo:orphans="0" fo:widows="0" fo:text-indent="0cm" style:auto-text-indent="false" fo:background-color="transparent" fo:keep-with-next="always" style:writing-mode="lr-tb"/>
      <style:text-properties style:font-name="Times New Roman" fo:font-family="'Times New Roman'" style:font-family-generic="roman" style:font-pitch="variable" fo:font-size="13pt" fo:font-weight="bold" style:font-size-asian="13pt" style:font-weight-asian="bold" style:font-size-complex="13pt"/>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hyphenation-ladder-count="no-limit" fo:text-indent="0cm" style:auto-text-indent="false" fo:keep-with-next="always"/>
      <style:text-properties fo:font-size="16pt" fo:font-weight="bold" style:font-size-asian="16pt" style:language-asian="zh" style:country-asian="CN" style:font-weight-asian="bold"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Bookman Old Style" fo:font-family="'Bookman Old Style'" style:font-family-generic="roman"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style>
    <style:style style:name="Table_20_Contents_20__28_user_29_" style:display-name="Table Contents (user)" style:family="paragraph" style:parent-style-name="Standard"/>
    <style:style style:name="Frame_20_contents_20__28_user_29_" style:display-name="Frame contents (user)" style:family="paragraph" style:parent-style-name="Text_20_body"/>
    <style:style style:name="Footnote" style:family="paragraph" style:parent-style-name="Standard" style:class="extra">
      <style:text-properties fo:font-size="10pt" style:font-size-asian="10pt"/>
    </style:style>
    <style:style style:name="Analyse" style:family="paragraph" style:parent-style-name="Standard" style:next-style-name="Dates_20_extrêmes">
      <style:paragraph-properties fo:margin-left="3.501cm" fo:margin-right="0cm" fo:text-indent="0cm" style:auto-text-indent="false"/>
    </style:style>
    <style:style style:name="Analyse_20_secondaire" style:display-name="Analyse secondaire" style:family="paragraph" style:parent-style-name="Standard" style:next-style-name="Cote_20_secondaire">
      <style:paragraph-properties fo:margin-left="5.502cm" fo:margin-right="0cm" fo:text-indent="0cm" style:auto-text-indent="false"/>
    </style:style>
    <style:style style:name="Analyse_20_troisième" style:display-name="Analyse troisième" style:family="paragraph" style:parent-style-name="Standard" style:next-style-name="Cote_20_troisième">
      <style:paragraph-properties fo:margin-left="7.001cm" fo:margin-right="0cm" fo:text-indent="0cm" style:auto-text-indent="false"/>
    </style:style>
    <style:style style:name="Cote" style:family="paragraph" style:parent-style-name="Standard" style:next-style-name="Analyse">
      <style:paragraph-properties fo:margin-left="0cm" fo:margin-right="0cm" fo:text-indent="0cm" style:auto-text-indent="false"/>
      <style:text-properties fo:font-weight="bold"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weight="bold" style:font-weight-asian="bold"/>
    </style:style>
    <style:style style:name="Dates_20_extrêmes" style:display-name="Dates extrêmes" style:family="paragraph" style:parent-style-name="Standard" style:next-style-name="Cote">
      <style:paragraph-properties fo:text-align="end" style:justify-single-word="false"/>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département" style:family="paragraph" style:parent-style-name="Standard">
      <style:paragraph-properties fo:margin-left="0cm" fo:margin-right="0cm" fo:text-align="start" style:justify-single-word="false" fo:orphans="2" fo:widows="2" fo:text-indent="0cm" style:auto-text-indent="false"/>
      <style:text-properties fo:font-size="10pt" style:font-size-asian="10pt"/>
    </style:style>
    <style:style style:name="édifice" style:family="paragraph" style:parent-style-name="Standard">
      <style:paragraph-properties fo:margin-left="0cm" fo:margin-right="0cm" fo:text-align="start" style:justify-single-word="false" fo:orphans="2" fo:widows="2" fo:text-indent="2cm" style:auto-text-indent="false"/>
      <style:text-properties fo:font-size="10pt" fo:font-weight="bold" style:font-size-asian="10pt" style:font-weight-asian="bold"/>
    </style:style>
    <style:style style:name="analyse" style:family="paragraph" style:parent-style-name="Standard">
      <style:paragraph-properties fo:margin-left="4.001cm" fo:margin-right="0cm" fo:orphans="2" fo:widows="2" fo:text-indent="0cm" style:auto-text-indent="false"/>
      <style:text-properties fo:font-size="10pt" style:font-size-asian="10pt"/>
    </style:style>
    <style:style style:name="dates" style:family="paragraph" style:parent-style-name="Standard">
      <style:paragraph-properties fo:margin-left="2cm" fo:margin-right="0cm" fo:text-align="end" style:justify-single-word="false" fo:orphans="2" fo:widows="2" fo:text-indent="0cm" style:auto-text-indent="false"/>
      <style:text-properties fo:font-size="10pt" style:font-size-asian="10pt"/>
    </style:style>
    <style:style style:name="End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_30__5f_En_5f_tete_5f_EAD" style:display-name="0_En_tete_EAD" style:family="paragraph" style:parent-style-name="Standard"/>
    <style:style style:name="_30_1_5f_Mention_5f_de_5f_titre" style:display-name="01_Mention_de_titre"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11_5f_Titre_5f_propre" style:display-name="011_Titre_prop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fo:text-transform="uppercase" style:font-name="Times New Roman1" fo:font-family="'Times New Roman'" style:font-style-name="Normal" style:font-family-generic="roman" style:font-pitch="variable" fo:font-size="16pt" fo:font-weight="bold" fo:background-color="transparent" style:font-weight-asian="normal" style:font-weight-complex="normal"/>
    </style:style>
    <style:style style:name="_31__5f_Description_5f_archivistique" style:display-name="1_Description_archivistique" style:family="paragraph" style:parent-style-name="Standard" style:class="text">
      <style:paragraph-properties fo:margin-left="0cm" fo:margin-right="0cm" fo:text-indent="0cm" style:auto-text-indent="false"/>
    </style:style>
    <style:style style:name="_30__5f_UD" style:display-name="0_UD" style:family="paragraph" style:parent-style-name="_31__5f_Description_5f_archivistique" style:class="text">
      <style:paragraph-properties fo:margin-left="0cm" fo:margin-right="0cm" fo:text-indent="0cm" style:auto-text-indent="false"/>
    </style:style>
    <style:style style:name="Libelle" style:family="paragraph" style:parent-style-name="_30__5f_U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text-properties fo:color="#000000" style:font-name="Times New Roman" fo:font-family="'Times New Roman'" style:font-family-generic="roman" style:font-pitch="variable" fo:font-style="normal" fo:font-weight="bold" style:font-weight-asian="normal" style:font-weight-complex="normal"/>
    </style:style>
    <style:style style:name="_30_12_5f_Sous_5f_titre" style:display-name="012_Sous_tit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size="14pt" fo:font-weight="bold" fo:background-color="transparent" style:font-weight-asian="normal" style:font-weight-complex="normal"/>
    </style:style>
    <style:style style:name="_30_13_5f_Auteur" style:display-name="013_Auteur"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3_5f_Mention_5f_de_5f_note" style:display-name="03_Mention_de_note" style:family="paragraph" style:parent-style-name="_30__5f_En_5f_tete_5f_EAD" style:master-page-name="">
      <loext:graphic-properties draw:fill="none" draw:fill-color="#99ccff"/>
      <style:paragraph-properties fo:margin-left="0cm" fo:margin-right="0cm" fo:text-align="center" style:justify-single-word="false" fo:text-indent="0cm" style:auto-text-indent="false" style:page-number="auto" fo:background-color="transparent" style:shadow="none">
        <style:tab-stops/>
      </style:paragraph-properties>
      <style:text-properties style:text-position="0% 100%" style:font-name="Times New Roman1" fo:font-family="'Times New Roman'" style:font-style-name="Normal" style:font-family-generic="roman" style:font-pitch="variable" fo:font-weight="normal" fo:background-color="transparent" style:font-weight-asian="normal" style:font-weight-complex="normal"/>
    </style:style>
    <style:style style:name="_30_4_5f_Mention_5f_de_5f_publication" style:display-name="04_Mention_de_publication"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41_5f_Editeur" style:display-name="041_Editeur"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2_5f_Editeur_5f_adresse" style:display-name="042_Editeur_adress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3_5f_Editeur_5f_date" style:display-name="043_Editeur_dat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style>
    <style:style style:name="_30__5f_UD01B_5f_Identifiant" style:display-name="0_UD01B_Identifiant" style:family="paragraph" style:parent-style-name="_30__5f_UD" style:class="text">
      <loext:graphic-properties draw:fill="none" draw:fill-color="#99ccff"/>
      <style:paragraph-properties fo:background-color="transparent">
        <style:tab-stops/>
      </style:paragraph-properties>
    </style:style>
    <style:style style:name="_30__5f_UD02_5f_Niveau_5f_description" style:display-name="0_UD02_Niveau_description" style:family="paragraph" style:parent-style-name="_30__5f_UD" style:class="text">
      <loext:graphic-properties draw:fill="none" draw:fill-color="#99ccff"/>
      <style:paragraph-properties fo:background-color="transparent" style:shadow="none">
        <style:tab-stops/>
      </style:paragraph-properties>
    </style:style>
    <style:style style:name="_30__5f_UD03_5f_Intitule" style:display-name="0_UD03_Intitule" style:family="paragraph" style:parent-style-name="_30__5f_UD" style:class="text" style:master-page-name="">
      <loext:graphic-properties draw:fill="none" draw:fill-color="#99ccff"/>
      <style:paragraph-properties style:page-number="auto" fo:background-color="transparent">
        <style:tab-stops/>
      </style:paragraph-properties>
    </style:style>
    <style:style style:name="_30__5f_UD04_5f_Dates" style:display-name="0_UD04_Dat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5A_5f_Origine_5f_collectivite" style:display-name="0_UD05A_Origine_collectivit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6_5f_Desc_5f_physique" style:display-name="0_UD06_Desc_physiq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7_5f_Langue" style:display-name="0_UD07_Lang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8_5f_Organisme_5f_responsable" style:display-name="0_UD08_Organisme_responsabl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9_5f_Localisation" style:display-name="0_UD09_Loca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0_5f_Conditions_5f_acces" style:display-name="0_UD10_Conditions_acc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1_5f_Conditions_5f_utilisation" style:display-name="0_UD11_Conditions_uti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4_5f_Modalites_5f_entree" style:display-name="0_UD14_Modalites_entre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6_5f_Historique_5f_conservation" style:display-name="0_UD16_Historique_conservation" style:family="paragraph" style:parent-style-name="_30__5f_UD" style:class="text" style:master-page-name="">
      <loext:graphic-properties draw:fill="none" draw:fill-color="#99ccff"/>
      <style:paragraph-properties fo:margin-left="0cm" fo:margin-right="0cm" fo:text-align="justify" style:justify-single-word="false" fo:text-indent="1cm" style:auto-text-indent="false" style:page-number="auto" fo:background-color="transparent" style:shadow="none">
        <style:tab-stops/>
      </style:paragraph-properties>
    </style:style>
    <style:style style:name="_30__5f_UD17_5f_Evaluation" style:display-name="0_UD17_Evaluation"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18_5f_Classement" style:display-name="0_UD18_Classement"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21_5f_Docs_5f_separes" style:display-name="0_UD21_Docs_separ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Heading_20_4" style:display-name="Heading 4" style:family="paragraph" style:parent-style-name="Heading" style:next-style-name="Text_20_body" style:default-outline-level="4" style:class="text">
      <loext:graphic-properties draw:fill="none"/>
      <style:paragraph-properties fo:margin-left="1.499cm" fo:margin-right="0cm" fo:margin-top="0.212cm" fo:margin-bottom="0.212cm" loext:contextual-spacing="false" fo:text-align="justify" style:justify-single-word="false" fo:orphans="0" fo:widows="0" fo:text-indent="0.499cm" style:auto-text-indent="false" fo:background-color="transparent" fo:keep-with-next="always" style:writing-mode="lr-tb"/>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olice_20_par_20_défaut" style:display-name="Police par défaut" style:family="text"/>
    <style:style style:name="Footnote_20_Symbol_20__28_user_29_" style:display-name="Footnote Symbol (user)" style:family="text">
      <style:text-properties style:text-position="41% 100%"/>
    </style:style>
    <style:style style:name="Footnote_20_anchor_20__28_user_29_" style:display-name="Footnote anchor (user)" style:family="text">
      <style:text-properties style:text-position="41% 100%"/>
    </style:style>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style:text-position="super 58%"/>
    </style:style>
    <style:style style:name="Note_20_de_20_fin_20_Car" style:display-name="Note de fin Car" style:family="text" style:parent-style-name="Police_20_par_20_défaut"/>
    <style:style style:name="WW-Caractères_20_de_20_note_20_de_20_bas_20_de_20_page" style:display-name="WW-Caractères de note de bas de page"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499cm" fo:margin-bottom="3.485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SSION DES ARCHIVES</dc:title>
    <meta:creation-date>2022-03-11T17:27:51.337000000</meta:creation-date>
    <meta:editing-cycles>2</meta:editing-cycles>
    <meta:editing-duration>PT8M17S</meta:editing-duration>
    <meta:generator>LibreOffice/6.4.7.2$Linux_X86_64 LibreOffice_project/40$Build-2</meta:generator>
    <dc:date>2022-06-06T15:37:57.241610550</dc:date>
    <meta:document-statistic meta:table-count="0" meta:image-count="0" meta:object-count="0" meta:page-count="34" meta:paragraph-count="529" meta:word-count="9070" meta:character-count="64710" meta:non-whitespace-character-count="56078"/>
  </office:meta>
</office:document-meta>
</file>